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26pt" style:font-size-asian="26pt" style:font-size-complex="26pt"/>
    </style:style>
    <style:style style:name="P2" style:family="paragraph" style:parent-style-name="Standard">
      <style:paragraph-properties fo:text-align="end" style:justify-single-word="false"/>
      <style:text-properties fo:font-size="26pt" style:font-size-asian="26pt" style:font-size-complex="26pt"/>
    </style:style>
    <style:style style:name="P3" style:family="paragraph" style:parent-style-name="Standard">
      <style:paragraph-properties fo:text-align="start" style:justify-single-word="false"/>
      <style:text-properties fo:font-size="18pt" style:font-size-asian="18pt" style:font-size-complex="18pt"/>
    </style:style>
    <style:style style:name="P4" style:family="paragraph" style:parent-style-name="Standard">
      <style:paragraph-properties fo:line-height="200%" fo:text-align="start" style:justify-single-word="false"/>
      <style:text-properties fo:font-size="18pt" style:font-size-asian="18pt" style:font-size-complex="18pt"/>
    </style:style>
    <style:style style:name="P5" style:family="paragraph" style:parent-style-name="Standard">
      <style:paragraph-properties fo:text-align="start" style:justify-single-word="false"/>
      <style:text-properties fo:font-size="18pt" fo:font-style="italic" style:font-size-asian="18pt" style:font-style-asian="italic" style:font-size-complex="18pt" style:font-style-complex="italic"/>
    </style:style>
    <style:style style:name="P6" style:family="paragraph" style:parent-style-name="Standard">
      <style:paragraph-properties fo:line-height="200%" fo:text-align="start" style:justify-single-word="false"/>
      <style:text-properties fo:font-size="12pt" style:font-size-asian="12pt" style:font-size-complex="12pt"/>
    </style:style>
    <style:style style:name="P7" style:family="paragraph" style:parent-style-name="Standard">
      <style:paragraph-properties fo:text-align="start" style:justify-single-word="false"/>
      <style:text-properties fo:font-size="12pt" fo:font-style="italic" style:font-size-asian="12pt" style:font-style-asian="italic" style:font-size-complex="12pt" style:font-style-complex="italic"/>
    </style:style>
    <style:style style:name="P8" style:family="paragraph" style:parent-style-name="Standard">
      <style:paragraph-properties style:text-autospace="none"/>
    </style:style>
    <style:style style:name="P9"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10" style:family="paragraph" style:parent-style-name="Standard">
      <style:paragraph-properties fo:text-align="start" style:justify-single-word="false"/>
      <style:text-properties fo:color="#008000" style:font-name="Consolas" fo:font-size="9.5pt" fo:font-style="italic" style:font-name-asian="Consolas" style:font-size-asian="9.5pt" style:font-style-asian="italic" style:font-name-complex="Consolas" style:font-size-complex="9.5pt" style:font-style-complex="italic"/>
    </style:style>
    <style:style style:name="P11"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12" style:family="paragraph" style:parent-style-name="Table_20_Contents">
      <style:paragraph-properties fo:text-align="start" style:justify-single-word="false"/>
      <style:text-properties fo:font-size="18pt" style:font-size-asian="18pt" style:font-size-complex="18pt"/>
    </style:style>
    <style:style style:name="P13" style:family="paragraph" style:parent-style-name="Table_20_Contents">
      <style:paragraph-properties fo:text-align="start" style:justify-single-word="false"/>
      <style:text-properties fo:font-size="12pt" style:font-size-asian="12pt" style:font-size-complex="12pt"/>
    </style:style>
    <style:style style:name="P14" style:family="paragraph" style:parent-style-name="Standard">
      <style:paragraph-properties fo:line-height="200%" fo:text-align="start" style:justify-single-word="false"/>
      <style:text-properties fo:font-size="12pt" style:font-size-asian="12pt" style:font-size-complex="12pt"/>
    </style:style>
    <style:style style:name="P15" style:family="paragraph" style:parent-style-name="Standard">
      <style:paragraph-properties fo:text-align="start" style:justify-single-word="false"/>
      <style:text-properties fo:font-size="12pt" style:font-size-asian="12pt" style:font-size-complex="12pt"/>
    </style:style>
    <style:style style:name="P16" style:family="paragraph" style:parent-style-name="Standard" style:list-style-name="L1">
      <style:paragraph-properties fo:text-align="start" style:justify-single-word="false"/>
      <style:text-properties fo:font-size="12pt" style:font-size-asian="12pt" style:font-size-complex="12pt"/>
    </style:style>
    <style:style style:name="P17" style:family="paragraph" style:parent-style-name="Standard">
      <style:paragraph-properties fo:text-align="start" style:justify-single-word="false"/>
      <style:text-properties fo:font-size="12pt" fo:font-style="italic" style:font-size-asian="12pt" style:font-style-asian="italic" style:font-size-complex="12pt" style:font-style-complex="italic"/>
    </style:style>
    <style:style style:name="P18"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19"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20" style:family="paragraph" style:parent-style-name="Standard">
      <style:paragraph-properties style:text-autospace="none"/>
      <style:text-properties fo:color="#000000" style:font-name="Consolas" fo:font-size="18pt" style:font-name-asian="Consolas" style:font-size-asian="18pt" style:font-name-complex="Consolas" style:font-size-complex="18pt"/>
    </style:style>
    <style:style style:name="P21" style:family="paragraph" style:parent-style-name="Standard">
      <style:paragraph-properties fo:line-height="200%" fo:text-align="start" style:justify-single-word="false"/>
      <style:text-properties fo:font-size="18pt" style:font-size-asian="18pt" style:font-size-complex="18pt"/>
    </style:style>
    <style:style style:name="P22" style:family="paragraph" style:parent-style-name="Standard">
      <style:paragraph-properties fo:text-align="start" style:justify-single-word="false"/>
      <style:text-properties fo:font-size="18pt" style:font-size-asian="18pt" style:font-size-complex="18pt"/>
    </style:style>
    <style:style style:name="P23" style:family="paragraph" style:parent-style-name="Standard">
      <style:paragraph-properties fo:text-align="start" style:justify-single-word="false"/>
      <style:text-properties fo:font-size="18pt" fo:font-style="italic" style:font-size-asian="18pt" style:font-style-asian="italic" style:font-size-complex="18pt" style:font-style-complex="italic"/>
    </style:style>
    <style:style style:name="P24" style:family="paragraph" style:parent-style-name="Standard">
      <style:paragraph-properties fo:text-align="start" style:justify-single-word="false"/>
      <style:text-properties fo:font-size="18pt" fo:font-style="normal" style:font-size-asian="18pt" style:font-style-asian="normal" style:font-size-complex="18pt" style:font-style-complex="normal"/>
    </style:style>
    <style:style style:name="P25" style:family="paragraph" style:parent-style-name="Standard" style:list-style-name="">
      <style:paragraph-properties style:text-autospace="none"/>
    </style:style>
    <style:style style:name="P26" style:family="paragraph" style:parent-style-name="Standard" style:list-style-name="">
      <style:paragraph-properties style:text-autospace="none"/>
      <style:text-properties fo:color="#008000" style:font-name="Consolas" fo:font-size="9.5pt" style:font-name-asian="Consolas" style:font-size-asian="9.5pt" style:font-name-complex="Consolas" style:font-size-complex="9.5pt"/>
    </style:style>
    <style:style style:name="P27"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28" style:family="paragraph" style:parent-style-name="Table_20_Contents">
      <style:paragraph-properties fo:text-align="start" style:justify-single-word="false"/>
      <style:text-properties fo:font-size="18pt" style:font-size-asian="18pt" style:font-size-complex="18pt"/>
    </style:style>
    <style:style style:name="P29"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a31515" style:font-name="Consolas" fo:font-size="9.5pt" style:font-name-asian="Consolas" style:font-size-asian="9.5pt" style:font-name-complex="Consolas" style:font-size-complex="9.5pt"/>
    </style:style>
    <style:style style:name="T4" style:family="text">
      <style:text-properties fo:color="#008000" style:font-name="Consolas" fo:font-size="9.5pt" style:font-name-asian="Consolas" style:font-size-asian="9.5pt" style:font-name-complex="Consolas" style:font-size-complex="9.5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PROJECT 1 V2</text:p>
      <text:p text:style-name="P1">&lt;Text Based RPG&gt;</text:p>
      <text:p text:style-name="P1"/>
      <text:p text:style-name="P1"/>
      <text:p text:style-name="P1"/>
      <text:p text:style-name="P1"/>
      <text:p text:style-name="P1"/>
      <text:p text:style-name="P1"/>
      <text:p text:style-name="P1"/>
      <text:p text:style-name="P1"/>
      <text:p text:style-name="P1"/>
      <text:p text:style-name="P2">Joseph Cordoba</text:p>
      <text:p text:style-name="P2">12/10/2013</text:p>
      <text:p text:style-name="P2">CSC-5- 47981</text:p>
      <text:p text:style-name="P3"/>
      <text:p text:style-name="P3"><text:soft-page-break/></text:p>
      <text:p text:style-name="P4">Introduction:</text:p>
      <text:p text:style-name="P4">Revision 1:</text:p>
      <text:p text:style-name="P6">Title: Text Based RPG (Title in the making)</text:p>
      <text:p text:style-name="P6">This is a text based RPG. It's very basic and simple, but will improve along the way!</text:p>
      <text:p text:style-name="P6">The player is able to travel, battle, and heal. There will be many other features added in the future such as:</text:p>
      <text:p text:style-name="P6">1)Traveling to towns and interacting with NPCs (Non playable characters)</text:p>
      <text:p text:style-name="P6">2)Leveling System</text:p>
      <text:p text:style-name="P6">3)Armor / Weapon Blacksmith system</text:p>
      <text:p text:style-name="P6">4)Battle System will be upgraded</text:p>
      <text:p text:style-name="P6">5)Dungeons</text:p>
      <text:p text:style-name="P6">Traveling is limited to only miles and the play will gain random gold based on their miles. Battling is where the played is pitted against monsters and can earn experience and gold. Healing is where the player can exchange gold for Hit Points (HP).</text:p>
      <text:p text:style-name="P4">Revision 2:</text:p>
      <text:p text:style-name="P6">Battle:</text:p>
      <text:p text:style-name="P6">-Players lose weapons after battle</text:p>
      <text:p text:style-name="P6">-Players will go through 4 monsters and then the Boss.</text:p>
      <text:p text:style-name="P6">-Players will gain exp after each defeat of monsters</text:p>
      <text:p text:style-name="P6">-Players can die and choose the option to go back to main menu or quit program</text:p>
      <text:p text:style-name="P6">-Players can continue to fight or go back to main menu</text:p>
      <text:p text:style-name="P6">Travel:</text:p>
      <text:p text:style-name="P6"><text:soft-page-break/>-Added return to menu after traveling for all miles</text:p>
      <text:p text:style-name="P6">Shop:</text:p>
      <text:p text:style-name="P6">-Added weapons to increase stats</text:p>
      <text:p text:style-name="P6">-5 Weapon choices that add attack and HP</text:p>
      <text:p text:style-name="P6">Scores:<text:line-break/>-Player can view scores of previous playthroughs (reading from file) *Wasn't able to accomplish</text:p>
      <text:p text:style-name="P6">-Player exits with scores (writing to file)</text:p>
      <text:p text:style-name="P4">Summary:</text:p>
      <text:p text:style-name="P4">Revision 1:</text:p>
      <text:p text:style-name="P6">Project size: 220+</text:p>
      <text:p text:style-name="P6">Variables: 23</text:p>
      <text:p text:style-name="P6">I'm not satisfied with this project at all. It didn't come out how I imagined and I struggled a lot to get things working. Most of the project includes switches, case, if-statements, and some loops. The main reason I programmed a text based RPG was to test my skills. In addition, I love RPG games and I hope to make a fully playable game one day! I tried putting all the skills I learned into this program.</text:p>
      <text:list xml:id="list23406974470346897" text:style-name="L1">
        <text:list-item>
          <text:p text:style-name="P16">Flowchart can be found in the image file provided since it looks stretched and has bad quality.</text:p>
        </text:list-item>
      </text:list>
      <text:p text:style-name="P3"/>
      <text:p text:style-name="P3">Revision 2:</text:p>
      <text:p text:style-name="P3"/>
      <text:p text:style-name="P15">Project size: 350+</text:p>
      <text:p text:style-name="P15"/>
      <text:p text:style-name="P15">Variables: 28</text:p>
      <text:p text:style-name="P6"/>
      <text:p text:style-name="P6">I'm still not satisfied with my results of the project. The Battle System was supposed to be turn by turn, meaning the play chooses his attack out of 3 options. 1)Attack 2)Heal 3)Magic. <text:s/>Most of the project continues most of the stuff in the previous project, but with way more functions. The project feels like a <text:soft-page-break/>giant cluster of sh*t. It looks disorganized and messy code, but I tried! It's better than nothing!</text:p>
      <text:p text:style-name="P3">Revision 1:</text:p>
      <text:p text:style-name="P3">Psuedo Code</text:p>
      <text:p text:style-name="P7"/>
      <text:p text:style-name="P7">Name, Comments, Date, Purpose</text:p>
      <text:p text:style-name="P7"><text:tab/>Libraries</text:p>
      <text:p text:style-name="P7">Global Constants and Variables</text:p>
      <text:p text:style-name="P7">Function Prototypes</text:p>
      <text:p text:style-name="P7"><text:tab/>Main();</text:p>
      <text:p text:style-name="P7">Begin execution here</text:p>
      <text:p text:style-name="P7"><text:tab/>Declare Variables</text:p>
      <text:p text:style-name="P7"><text:tab/>Input for choice of class</text:p>
      <text:p text:style-name="P7"><text:tab/><text:tab/>Mage Selection</text:p>
      <text:p text:style-name="P7"><text:tab/><text:tab/>Warrior Selection</text:p>
      <text:p text:style-name="P7"><text:tab/><text:tab/>Archer Selection</text:p>
      <text:p text:style-name="P7"><text:tab/><text:tab/>Thief Selection</text:p>
      <text:p text:style-name="P7"><text:tab/>Stats</text:p>
      <text:p text:style-name="P7"><text:tab/><text:tab/>Mage</text:p>
      <text:p text:style-name="P7"><text:tab/><text:tab/>Warrior</text:p>
      <text:p text:style-name="P7"><text:tab/><text:tab/>Archer</text:p>
      <text:p text:style-name="P7"><text:tab/><text:tab/>Thief</text:p>
      <text:p text:style-name="P7">Main Menu for Selections</text:p>
      <text:p text:style-name="P7"><text:tab/>Travel</text:p>
      <text:p text:style-name="P7"><text:tab/><text:tab/>Miles Traveled = Gold</text:p>
      <text:p text:style-name="P7"><text:tab/>Battle</text:p>
      <text:p text:style-name="P7"><text:tab/><text:tab/>Attack</text:p>
      <text:p text:style-name="P7"><text:tab/><text:tab/>Monster Loses HP</text:p>
      <text:p text:style-name="P7"><text:tab/><text:tab/>Monster Attacks</text:p>
      <text:p text:style-name="P7"><text:tab/><text:tab/>Player Loses HP</text:p>
      <text:p text:style-name="P7"><text:tab/><text:tab/>Loop till MonsterHP=0 &amp; Gain EXP </text:p>
      <text:p text:style-name="P7"><text:tab/>Healing</text:p>
      <text:p text:style-name="P7"><text:tab/><text:tab/>For Loop</text:p>
      <text:p text:style-name="P7"><text:tab/><text:tab/>Gold = HP</text:p>
      <text:p text:style-name="P7"><text:tab/><text:tab/>Increment HP</text:p>
      <text:p text:style-name="P7"><text:tab/>Exit Stage Right</text:p>
      <text:p text:style-name="P7"/>
      <text:p text:style-name="P7">Functions</text:p>
      <text:p text:style-name="P7"><text:tab/>Main();</text:p>
      <text:p text:style-name="P7"/>
      <text:p text:style-name="P7"/>
      <text:p text:style-name="P7"/>
      <text:p text:style-name="P24"/>
      <text:p text:style-name="P24"/>
      <text:p text:style-name="P24"/>
      <text:p text:style-name="P24"/>
      <text:p text:style-name="P24"><text:soft-page-break/></text:p>
      <text:p text:style-name="P24">Revision 2:</text:p>
      <text:p text:style-name="P24">Psuedo Code:</text:p>
      <text:p text:style-name="P24"/>
      <text:p text:style-name="P7">Name, Comments, Date, Purpose</text:p>
      <text:p text:style-name="P7"><text:tab/>Libraries</text:p>
      <text:p text:style-name="P7">Global Constants and Variables</text:p>
      <text:p text:style-name="P7">Function Prototypes</text:p>
      <text:p text:style-name="P7">Begin execution here</text:p>
      <text:p text:style-name="P7"><text:tab/>Declare Variables</text:p>
      <text:p text:style-name="P7"><text:tab/>Input for choice of class</text:p>
      <text:p text:style-name="P7"><text:tab/><text:tab/>Mage Selection</text:p>
      <text:p text:style-name="P7"><text:tab/><text:tab/>Warrior Selection</text:p>
      <text:p text:style-name="P7"><text:tab/><text:tab/>Archer Selection</text:p>
      <text:p text:style-name="P7"><text:tab/><text:tab/>Thief Selection</text:p>
      <text:p text:style-name="P7"><text:tab/>Stats</text:p>
      <text:p text:style-name="P7"><text:tab/><text:tab/>Mage</text:p>
      <text:p text:style-name="P7"><text:tab/><text:tab/>Warrior</text:p>
      <text:p text:style-name="P7"><text:tab/><text:tab/>Archer</text:p>
      <text:p text:style-name="P7"><text:tab/><text:tab/>Thief</text:p>
      <text:p text:style-name="P7">Main Menu for Selections</text:p>
      <text:p text:style-name="P7"><text:tab/>Travel</text:p>
      <text:p text:style-name="P7"><text:tab/><text:tab/>Miles Traveled = Random Amount of Gold Gained</text:p>
      <text:p text:style-name="P7"><text:tab/>Battle</text:p>
      <text:p text:style-name="P7"><text:tab/><text:tab/>Attack</text:p>
      <text:p text:style-name="P7"><text:tab/><text:tab/>Monster Loses HP</text:p>
      <text:p text:style-name="P7"><text:tab/><text:tab/>Monster Attacks</text:p>
      <text:p text:style-name="P7"><text:tab/><text:tab/>Player Loses HP</text:p>
      <text:p text:style-name="P7"><text:tab/><text:tab/>Loop till MonsterHP=0 &amp; Gain EXP </text:p>
      <text:p text:style-name="P7"><text:tab/><text:tab/>Continue to Player Defeats Boss</text:p>
      <text:p text:style-name="P7"><text:tab/>Shop</text:p>
      <text:p text:style-name="P7"><text:tab/><text:tab/>Player Chooses Weapon</text:p>
      <text:p text:style-name="P7"><text:tab/><text:tab/>Gold Subtracted</text:p>
      <text:p text:style-name="P7"><text:tab/><text:tab/>Or</text:p>
      <text:p text:style-name="P7"><text:tab/><text:tab/>Not Enough Money</text:p>
      <text:p text:style-name="P7"><text:tab/><text:tab/>Option to Return to Menu After Purchase</text:p>
      <text:p text:style-name="P7"><text:tab/>Scores</text:p>
      <text:p text:style-name="P7"><text:tab/><text:tab/>Show Player's Current Score</text:p>
      <text:p text:style-name="P7"><text:tab/><text:tab/>Write to File</text:p>
      <text:p text:style-name="P7">Exit Program</text:p>
      <text:p text:style-name="P7"><text:tab/>Exit Stage Right</text:p>
      <text:p text:style-name="P7"/>
      <text:p text:style-name="P7">Functions</text:p>
      <text:p text:style-name="P7"/>
      <text:p text:style-name="P7"/>
      <text:p text:style-name="P7"/>
      <text:p text:style-name="P7"/>
      <text:p text:style-name="P7"><text:soft-page-break/></text:p>
      <text:p text:style-name="P5">Variables</text:p>
      <table:table table:name="Table1" table:style-name="Table1">
        <table:table-column table:style-name="Table1.A" table:number-columns-repeated="3"/>
        <table:table-row>
          <table:table-cell table:style-name="Table1.A1" office:value-type="string">
            <text:p text:style-name="P12">Type</text:p>
          </table:table-cell>
          <table:table-cell table:style-name="Table1.A1" office:value-type="string">
            <text:p text:style-name="P12">Name</text:p>
          </table:table-cell>
          <table:table-cell table:style-name="Table1.C1" office:value-type="string">
            <text:p text:style-name="P12">Description</text:p>
          </table:table-cell>
        </table:table-row>
        <table:table-row>
          <table:table-cell table:style-name="Table1.A2" office:value-type="string">
            <text:p text:style-name="P13">String</text:p>
          </table:table-cell>
          <table:table-cell table:style-name="Table1.A2" office:value-type="string">
            <text:p text:style-name="P13">Name</text:p>
          </table:table-cell>
          <table:table-cell table:style-name="Table1.C2" office:value-type="string">
            <text:p text:style-name="P13">Player enters their name</text:p>
          </table:table-cell>
        </table:table-row>
        <table:table-row>
          <table:table-cell table:style-name="Table1.A2" office:value-type="string">
            <text:p text:style-name="P13">Char</text:p>
          </table:table-cell>
          <table:table-cell table:style-name="Table1.A2" office:value-type="string">
            <text:p text:style-name="P13">Choice,choice2,choice3,choice4,choice5,ans</text:p>
          </table:table-cell>
          <table:table-cell table:style-name="Table1.C2" office:value-type="string">
            <text:p text:style-name="P13">Player enters a choice for the selected menus</text:p>
          </table:table-cell>
        </table:table-row>
        <table:table-row>
          <table:table-cell table:style-name="Table1.A2" office:value-type="string">
            <text:p text:style-name="P13">Int</text:p>
          </table:table-cell>
          <table:table-cell table:style-name="Table1.A2" office:value-type="string">
            <text:p text:style-name="P13">baseHP</text:p>
          </table:table-cell>
          <table:table-cell table:style-name="Table1.C2" office:value-type="string">
            <text:p text:style-name="P13">Displays and sets the HP for the selected class</text:p>
          </table:table-cell>
        </table:table-row>
        <table:table-row>
          <table:table-cell table:style-name="Table1.A2" office:value-type="string">
            <text:p text:style-name="P12"/>
          </table:table-cell>
          <table:table-cell table:style-name="Table1.A2" office:value-type="string">
            <text:p text:style-name="P13">baseAttk</text:p>
          </table:table-cell>
          <table:table-cell table:style-name="Table1.C2" office:value-type="string">
            <text:p text:style-name="P13">Displays and sets the Attack for the selected class</text:p>
          </table:table-cell>
        </table:table-row>
        <table:table-row>
          <table:table-cell table:style-name="Table1.A2" office:value-type="string">
            <text:p text:style-name="P12"/>
          </table:table-cell>
          <table:table-cell table:style-name="Table1.A2" office:value-type="string">
            <text:p text:style-name="P13">travel</text:p>
          </table:table-cell>
          <table:table-cell table:style-name="Table1.C2" office:value-type="string">
            <text:p text:style-name="P13">Miles traveled and can obtain gold based on amount</text:p>
          </table:table-cell>
        </table:table-row>
        <table:table-row>
          <table:table-cell table:style-name="Table1.A2" office:value-type="string">
            <text:p text:style-name="P12"/>
          </table:table-cell>
          <table:table-cell table:style-name="Table1.A2" office:value-type="string">
            <text:p text:style-name="P13">basGold</text:p>
          </table:table-cell>
          <table:table-cell table:style-name="Table1.C2" office:value-type="string">
            <text:p text:style-name="P13">Gold that player has.</text:p>
          </table:table-cell>
        </table:table-row>
        <table:table-row>
          <table:table-cell table:style-name="Table1.A2" office:value-type="string">
            <text:p text:style-name="P12"/>
          </table:table-cell>
          <table:table-cell table:style-name="Table1.A2" office:value-type="string">
            <text:p text:style-name="P13">Gold,gold2,gold3</text:p>
          </table:table-cell>
          <table:table-cell table:style-name="Table1.C2" office:value-type="string">
            <text:p text:style-name="P13">Gold based randomly on miles</text:p>
          </table:table-cell>
        </table:table-row>
        <table:table-row>
          <table:table-cell table:style-name="Table1.A2" office:value-type="string">
            <text:p text:style-name="P12"/>
          </table:table-cell>
          <table:table-cell table:style-name="Table1.A2" office:value-type="string">
            <text:p text:style-name="P13">Bat, goblin,hatchlng,flymon,boss</text:p>
          </table:table-cell>
          <table:table-cell table:style-name="Table1.C2" office:value-type="string">
            <text:p text:style-name="P13">Mob that attacks the player in battle</text:p>
          </table:table-cell>
        </table:table-row>
        <table:table-row>
          <table:table-cell table:style-name="Table1.A2" office:value-type="string">
            <text:p text:style-name="P12"/>
          </table:table-cell>
          <table:table-cell table:style-name="Table1.A2" office:value-type="string">
            <text:p text:style-name="P13">mobHP</text:p>
          </table:table-cell>
          <table:table-cell table:style-name="Table1.C2" office:value-type="string">
            <text:p text:style-name="P13">Mob HP</text:p>
          </table:table-cell>
        </table:table-row>
        <table:table-row>
          <table:table-cell table:style-name="Table1.A2" office:value-type="string">
            <text:p text:style-name="P12"/>
          </table:table-cell>
          <table:table-cell table:style-name="Table1.A2" office:value-type="string">
            <text:p text:style-name="P13">mobdmg</text:p>
          </table:table-cell>
          <table:table-cell table:style-name="Table1.C2" office:value-type="string">
            <text:p text:style-name="P13">Mob Attack points to player</text:p>
          </table:table-cell>
        </table:table-row>
        <table:table-row>
          <table:table-cell table:style-name="Table1.A2" office:value-type="string">
            <text:p text:style-name="P12"/>
          </table:table-cell>
          <table:table-cell table:style-name="Table1.A2" office:value-type="string">
            <text:p text:style-name="P13">exp</text:p>
          </table:table-cell>
          <table:table-cell table:style-name="Table1.C2" office:value-type="string">
            <text:p text:style-name="P13">Experience earned to level up</text:p>
          </table:table-cell>
        </table:table-row>
        <table:table-row>
          <table:table-cell table:style-name="Table1.A2" office:value-type="string">
            <text:p text:style-name="P12"/>
          </table:table-cell>
          <table:table-cell table:style-name="Table1.A2" office:value-type="string">
            <text:p text:style-name="P13">maxHP</text:p>
          </table:table-cell>
          <table:table-cell table:style-name="Table1.C2" office:value-type="string">
            <text:p text:style-name="P13">Max HP a player is allowed to have</text:p>
          </table:table-cell>
        </table:table-row>
        <table:table-row>
          <table:table-cell table:style-name="Table1.A2" office:value-type="string">
            <text:p text:style-name="P12"/>
          </table:table-cell>
          <table:table-cell table:style-name="Table1.A2" office:value-type="string">
            <text:p text:style-name="P13">level</text:p>
          </table:table-cell>
          <table:table-cell table:style-name="Table1.C2" office:value-type="string">
            <text:p text:style-name="P13">Player's level based on exp table</text:p>
            <text:p text:style-name="P13"/>
          </table:table-cell>
        </table:table-row>
        <table:table-row>
          <table:table-cell table:style-name="Table1.A2" office:value-type="string">
            <text:p text:style-name="P13"/>
          </table:table-cell>
          <table:table-cell table:style-name="Table1.A2" office:value-type="string">
            <text:p text:style-name="P13">score</text:p>
          </table:table-cell>
          <table:table-cell table:style-name="Table1.C2" office:value-type="string">
            <text:p text:style-name="P13">Player's score based on gold and exp </text:p>
          </table:table-cell>
        </table:table-row>
      </table:table>
      <text:p text:style-name="P5"/>
      <text:p text:style-name="P5">Revision 1:</text:p>
      <text:p text:style-name="P5">Program:</text:p>
      <text:p text:style-name="P5"/>
      <text:p text:style-name="P10">//Libraries</text:p>
      <text:p text:style-name="P8"><text:span text:style-name="T2">#include</text:span><text:span text:style-name="T1"> </text:span><text:span text:style-name="T3">&lt;iostream&gt;</text:span></text:p>
      <text:p text:style-name="P8"><text:span text:style-name="T2">#include</text:span><text:span text:style-name="T1"> </text:span><text:span text:style-name="T3">&lt;cstdlib&gt;</text:span></text:p>
      <text:p text:style-name="P8"><text:span text:style-name="T2">using</text:span><text:span text:style-name="T1"> </text:span><text:span text:style-name="T2">namespace</text:span><text:span text:style-name="T1"> std;</text:span></text:p>
      <text:p text:style-name="P11"/>
      <text:p text:style-name="P9">//Global Constants and Variables</text:p>
      <text:p text:style-name="P9">//Function Prototypes</text:p>
      <text:p text:style-name="P8"><text:span text:style-name="T2">void</text:span><text:span text:style-name="T1"> Menu();</text:span></text:p>
      <text:p text:style-name="P11"/>
      <text:p text:style-name="P9">//Begin execution here</text:p>
      <text:p text:style-name="P8"><text:soft-page-break/><text:span text:style-name="T2">int</text:span><text:span text:style-name="T1"> main(</text:span><text:span text:style-name="T2">int</text:span><text:span text:style-name="T1"> argc, </text:span><text:span text:style-name="T2">char</text:span><text:span text:style-name="T1">** argv) {</text:span></text:p>
      <text:p text:style-name="P8"><text:span text:style-name="T1"><text:s text:c="4"/></text:span><text:span text:style-name="T4">//Declare Variables</text:span></text:p>
      <text:p text:style-name="P11"><text:s text:c="4"/>string name;</text:p>
      <text:p text:style-name="P8"><text:span text:style-name="T1"><text:s text:c="4"/></text:span><text:span text:style-name="T2">char</text:span><text:span text:style-name="T1"> choice,choice2,choice3,ans,atkcho;</text:span></text:p>
      <text:p text:style-name="P8"><text:span text:style-name="T1"><text:s text:c="4"/></text:span><text:span text:style-name="T2">int</text:span><text:span text:style-name="T1"> disHP,disMP,disAttk,miles,gold,gold2,disHPR,bat,batHP, batAttk,hpGold,</text:span></text:p>
      <text:p text:style-name="P11"><text:s text:c="8"/>exp=0,batexp,mxHP=100,mxgold=100;</text:p>
      <text:p text:style-name="P8"><text:span text:style-name="T1"><text:s text:c="4"/></text:span><text:span text:style-name="T2">bool</text:span><text:span text:style-name="T1"> b_done = </text:span><text:span text:style-name="T2">false</text:span><text:span text:style-name="T1">;</text:span></text:p>
      <text:p text:style-name="P11"><text:s text:c="4"/>srand(time(NULL));</text:p>
      <text:p text:style-name="P11"><text:s text:c="4"/>gold = (rand()%20)+5;</text:p>
      <text:p text:style-name="P11"><text:s text:c="4"/>gold2 = (rand()%60)+4;</text:p>
      <text:p text:style-name="P11"><text:s text:c="4"/>disHPR = (rand()%15)+10;</text:p>
      <text:p text:style-name="P11"><text:s/></text:p>
      <text:p text:style-name="P11"><text:s text:c="4"/></text:p>
      <text:p text:style-name="P8"><text:span text:style-name="T1"><text:s text:c="4"/></text:span><text:span text:style-name="T4">//Input choice of class</text:span></text:p>
      <text:p text:style-name="P8"><text:span text:style-name="T1"><text:s text:c="4"/>cout &lt;&lt; </text:span><text:span text:style-name="T3">"Hello! Welcome to the world of Tigerion"</text:span><text:span text:style-name="T1"> &lt;&lt; endl;</text:span></text:p>
      <text:p text:style-name="P8"><text:span text:style-name="T1"><text:s text:c="4"/>cout &lt;&lt; </text:span><text:span text:style-name="T3">"Let's get your adventured started!"</text:span><text:span text:style-name="T1"> &lt;&lt; endl;</text:span></text:p>
      <text:p text:style-name="P8"><text:span text:style-name="T1"><text:s text:c="4"/>cout &lt;&lt; </text:span><text:span text:style-name="T3">"------------------"</text:span><text:span text:style-name="T1"> &lt;&lt; endl;</text:span></text:p>
      <text:p text:style-name="P8"><text:span text:style-name="T1"><text:s text:c="4"/></text:span><text:span text:style-name="T4">//Input name</text:span></text:p>
      <text:p text:style-name="P8"><text:span text:style-name="T1"><text:s text:c="4"/>cout &lt;&lt; </text:span><text:span text:style-name="T3">"What is your nickname?"</text:span><text:span text:style-name="T1"> &lt;&lt; endl;</text:span></text:p>
      <text:p text:style-name="P11"><text:s text:c="4"/>cin &gt;&gt; name;</text:p>
      <text:p text:style-name="P8"><text:span text:style-name="T1"><text:s text:c="4"/>cout &lt;&lt; </text:span><text:span text:style-name="T3">"Welcome, "</text:span><text:span text:style-name="T1"> &lt;&lt; name &lt;&lt; endl;</text:span></text:p>
      <text:p text:style-name="P8"><text:span text:style-name="T1"><text:s text:c="4"/>cout &lt;&lt; </text:span><text:span text:style-name="T3">"------------------"</text:span><text:span text:style-name="T1"> &lt;&lt; endl;</text:span></text:p>
      <text:p text:style-name="P11"><text:s text:c="4"/></text:p>
      <text:p text:style-name="P8"><text:span text:style-name="T1"><text:s text:c="4"/></text:span><text:span text:style-name="T2">do</text:span><text:span text:style-name="T1">{</text:span></text:p>
      <text:p text:style-name="P8"><text:span text:style-name="T1"><text:s text:c="4"/>cout &lt;&lt; </text:span><text:span text:style-name="T3">"Please choose a class:"</text:span><text:span text:style-name="T1"> &lt;&lt; endl;</text:span></text:p>
      <text:p text:style-name="P8"><text:span text:style-name="T1"><text:s text:c="4"/>cout &lt;&lt; </text:span><text:span text:style-name="T3">"Enter 1 for Spellcaster!"</text:span><text:span text:style-name="T1"> &lt;&lt; endl;</text:span></text:p>
      <text:p text:style-name="P8"><text:span text:style-name="T1"><text:s text:c="4"/>cout &lt;&lt; </text:span><text:span text:style-name="T3">"Enter 2 for Warrior!"</text:span><text:span text:style-name="T1"> &lt;&lt; endl;</text:span></text:p>
      <text:p text:style-name="P8"><text:span text:style-name="T1"><text:s text:c="4"/>cout &lt;&lt; </text:span><text:span text:style-name="T3">"Enter 3 for Thief!"</text:span><text:span text:style-name="T1"> &lt;&lt; endl;</text:span></text:p>
      <text:p text:style-name="P8"><text:span text:style-name="T1"><text:s text:c="4"/>cout &lt;&lt; </text:span><text:span text:style-name="T3">"Enter 4 for Archer!"</text:span><text:span text:style-name="T1"> &lt;&lt; endl;</text:span></text:p>
      <text:p text:style-name="P11"><text:s text:c="4"/>cin &gt;&gt; choice;</text:p>
      <text:p text:style-name="P11"/>
      <text:p text:style-name="P11"><text:s text:c="4"/></text:p>
      <text:p text:style-name="P8"><text:span text:style-name="T1"><text:s text:c="4"/></text:span><text:span text:style-name="T2">switch</text:span><text:span text:style-name="T1">(choice){</text:span></text:p>
      <text:p text:style-name="P8"><text:span text:style-name="T1"><text:s text:c="8"/></text:span><text:span text:style-name="T4">//Mage Selection</text:span></text:p>
      <text:p text:style-name="P8"><text:span text:style-name="T1"><text:s text:c="8"/></text:span><text:span text:style-name="T2">case</text:span><text:span text:style-name="T1"> </text:span><text:span text:style-name="T3">'1'</text:span><text:span text:style-name="T1">:{</text:span></text:p>
      <text:p text:style-name="P8"><text:span text:style-name="T1"><text:s text:c="12"/>cout &lt;&lt; </text:span><text:span text:style-name="T3">"Congratulations! You have chosen a "</text:span></text:p>
      <text:p text:style-name="P8"><text:span text:style-name="T1"><text:s text:c="20"/></text:span><text:span text:style-name="T3">"path of intelligence and wisdom!"</text:span><text:span text:style-name="T1"> &lt;&lt; endl;</text:span></text:p>
      <text:p text:style-name="P8"><text:span text:style-name="T1"><text:s text:c="12"/>ans =</text:span><text:span text:style-name="T3">'N'</text:span><text:span text:style-name="T1">;</text:span></text:p>
      <text:p text:style-name="P11"><text:s text:c="8"/>}</text:p>
      <text:p text:style-name="P8"><text:span text:style-name="T1"><text:s text:c="12"/></text:span><text:span text:style-name="T2">break</text:span><text:span text:style-name="T1">;</text:span></text:p>
      <text:p text:style-name="P8"><text:span text:style-name="T1"><text:s text:c="8"/></text:span><text:span text:style-name="T4">//Warrior Selection</text:span></text:p>
      <text:p text:style-name="P8"><text:span text:style-name="T1"><text:s text:c="8"/></text:span><text:span text:style-name="T2">case</text:span><text:span text:style-name="T1"> </text:span><text:span text:style-name="T3">'2'</text:span><text:span text:style-name="T1">:{</text:span></text:p>
      <text:p text:style-name="P8"><text:span text:style-name="T1"><text:s text:c="12"/>cout &lt;&lt; </text:span><text:span text:style-name="T3">"Alright! You have chosen a path of power and courage!"</text:span><text:span text:style-name="T1"> &lt;&lt; endl;</text:span></text:p>
      <text:p text:style-name="P8"><text:span text:style-name="T1"><text:s text:c="12"/>ans =</text:span><text:span text:style-name="T3">'N'</text:span><text:span text:style-name="T1">;</text:span></text:p>
      <text:p text:style-name="P11"><text:s text:c="8"/>}</text:p>
      <text:p text:style-name="P8"><text:span text:style-name="T1"><text:s text:c="12"/></text:span><text:span text:style-name="T2">break</text:span><text:span text:style-name="T1">;</text:span></text:p>
      <text:p text:style-name="P8"><text:span text:style-name="T1"><text:s text:c="8"/></text:span><text:span text:style-name="T4">//Thief Selection</text:span></text:p>
      <text:p text:style-name="P8"><text:span text:style-name="T1"><text:s text:c="8"/></text:span><text:span text:style-name="T2">case</text:span><text:span text:style-name="T1"> </text:span><text:span text:style-name="T3">'3'</text:span><text:span text:style-name="T1">:{</text:span></text:p>
      <text:p text:style-name="P8"><text:span text:style-name="T1"><text:s text:c="12"/>cout &lt;&lt; </text:span><text:span text:style-name="T3">"Sneaky sneaky. You have chosen a path of thievery "</text:span></text:p>
      <text:p text:style-name="P8"><text:span text:style-name="T1"><text:s text:c="20"/></text:span><text:span text:style-name="T3">"and lurking!"</text:span><text:span text:style-name="T1"> &lt;&lt; endl;</text:span></text:p>
      <text:p text:style-name="P8"><text:span text:style-name="T1"><text:s text:c="12"/>ans =</text:span><text:span text:style-name="T3">'N'</text:span><text:span text:style-name="T1">;</text:span></text:p>
      <text:p text:style-name="P11"><text:s text:c="8"/>}</text:p>
      <text:p text:style-name="P8"><text:span text:style-name="T1"><text:s text:c="12"/></text:span><text:span text:style-name="T2">break</text:span><text:span text:style-name="T1">;</text:span></text:p>
      <text:p text:style-name="P8"><text:span text:style-name="T1"><text:s text:c="8"/></text:span><text:span text:style-name="T4">//Archer Selection</text:span></text:p>
      <text:p text:style-name="P8"><text:span text:style-name="T1"><text:s text:c="8"/></text:span><text:span text:style-name="T2">case</text:span><text:span text:style-name="T1"> </text:span><text:span text:style-name="T3">'4'</text:span><text:span text:style-name="T1">:{</text:span></text:p>
      <text:p text:style-name="P8"><text:span text:style-name="T1"><text:s text:c="12"/>cout &lt;&lt; </text:span><text:span text:style-name="T3">"Bullseye! You have chosen a path of "</text:span></text:p>
      <text:p text:style-name="P8"><text:span text:style-name="T1"><text:s text:c="20"/></text:span><text:span text:style-name="T3">"accuracy and range!"</text:span><text:span text:style-name="T1"> &lt;&lt; endl;</text:span></text:p>
      <text:p text:style-name="P8"><text:span text:style-name="T1"><text:s text:c="12"/>ans =</text:span><text:span text:style-name="T3">'N'</text:span><text:span text:style-name="T1">;</text:span></text:p>
      <text:p text:style-name="P11"><text:s text:c="8"/>}</text:p>
      <text:p text:style-name="P8"><text:span text:style-name="T1"><text:s text:c="12"/></text:span><text:span text:style-name="T2">break</text:span><text:span text:style-name="T1">;</text:span></text:p>
      <text:p text:style-name="P11"><text:soft-page-break/><text:s text:c="12"/></text:p>
      <text:p text:style-name="P8"><text:span text:style-name="T1"><text:s text:c="8"/></text:span><text:span text:style-name="T2">default</text:span><text:span text:style-name="T1">:</text:span></text:p>
      <text:p text:style-name="P8"><text:span text:style-name="T1"><text:s text:c="12"/>cout &lt;&lt; </text:span><text:span text:style-name="T3">"Invalid selection! Please try again!"</text:span><text:span text:style-name="T1"> &lt;&lt; endl;</text:span></text:p>
      <text:p text:style-name="P8"><text:span text:style-name="T1"><text:s text:c="12"/>cout &lt;&lt; </text:span><text:span text:style-name="T3">"Y for Yes. N for No"</text:span><text:span text:style-name="T1"> &lt;&lt; endl;</text:span></text:p>
      <text:p text:style-name="P11"><text:s text:c="12"/>cin &gt;&gt; ans;</text:p>
      <text:p text:style-name="P8"><text:span text:style-name="T1"><text:s text:c="12"/></text:span><text:span text:style-name="T2">break</text:span><text:span text:style-name="T1">;</text:span></text:p>
      <text:p text:style-name="P11"><text:s text:c="8"/>}</text:p>
      <text:p text:style-name="P8"><text:span text:style-name="T1"><text:s text:c="4"/>}</text:span><text:span text:style-name="T2">while</text:span><text:span text:style-name="T1">(ans == </text:span><text:span text:style-name="T3">'Y'</text:span><text:span text:style-name="T1"> || ans == </text:span><text:span text:style-name="T3">'y'</text:span><text:span text:style-name="T1">);</text:span></text:p>
      <text:p text:style-name="P11"><text:s text:c="4"/></text:p>
      <text:p text:style-name="P8"><text:span text:style-name="T1"><text:s text:c="4"/></text:span><text:span text:style-name="T4">//Mage Starter Stats</text:span></text:p>
      <text:p text:style-name="P8"><text:span text:style-name="T1"><text:s text:c="4"/></text:span><text:span text:style-name="T2">if</text:span><text:span text:style-name="T1"> (choice==</text:span><text:span text:style-name="T3">'1'</text:span><text:span text:style-name="T1">){</text:span></text:p>
      <text:p text:style-name="P8"><text:span text:style-name="T1"><text:s text:c="8"/>cout &lt;&lt;</text:span><text:span text:style-name="T3">"Your stats are: "</text:span><text:span text:style-name="T1"> &lt;&lt; endl;</text:span></text:p>
      <text:p text:style-name="P8"><text:span text:style-name="T1"><text:s text:c="8"/>cout &lt;&lt; </text:span><text:span text:style-name="T3">"HP: 20\n"</text:span><text:span text:style-name="T1">; </text:span><text:span text:style-name="T4">//Base Hitpoints</text:span></text:p>
      <text:p text:style-name="P8"><text:span text:style-name="T1"><text:s text:c="8"/>cout &lt;&lt; </text:span><text:span text:style-name="T3">"MP: 25\n"</text:span><text:span text:style-name="T1">; </text:span><text:span text:style-name="T4">//Base Manapoints</text:span></text:p>
      <text:p text:style-name="P8"><text:span text:style-name="T1"><text:s text:c="8"/>cout &lt;&lt; </text:span><text:span text:style-name="T3">"Magic Attack: 9\n"</text:span><text:span text:style-name="T1">; </text:span><text:span text:style-name="T4">//Base Attack</text:span></text:p>
      <text:p text:style-name="P11"><text:s text:c="8"/>disHP=20;</text:p>
      <text:p text:style-name="P11"><text:s text:c="8"/>disMP=25;</text:p>
      <text:p text:style-name="P11"><text:s text:c="8"/>disAttk=9;</text:p>
      <text:p text:style-name="P11"><text:s text:c="4"/>}</text:p>
      <text:p text:style-name="P11"><text:s text:c="4"/></text:p>
      <text:p text:style-name="P8"><text:span text:style-name="T1"><text:s text:c="4"/></text:span><text:span text:style-name="T4">//Warrior Starter Stats</text:span></text:p>
      <text:p text:style-name="P8"><text:span text:style-name="T1"><text:s text:c="4"/></text:span><text:span text:style-name="T2">if</text:span><text:span text:style-name="T1"> (choice==</text:span><text:span text:style-name="T3">'2'</text:span><text:span text:style-name="T1">){</text:span></text:p>
      <text:p text:style-name="P8"><text:span text:style-name="T1"><text:s text:c="8"/>cout &lt;&lt;</text:span><text:span text:style-name="T3">"Your stats are: "</text:span><text:span text:style-name="T1"> &lt;&lt; endl;</text:span></text:p>
      <text:p text:style-name="P8"><text:span text:style-name="T1"><text:s text:c="8"/>cout &lt;&lt; </text:span><text:span text:style-name="T3">"HP: 20\n"</text:span><text:span text:style-name="T1">;</text:span></text:p>
      <text:p text:style-name="P8"><text:span text:style-name="T1"><text:s text:c="8"/>cout &lt;&lt; </text:span><text:span text:style-name="T3">"MP: 25\n"</text:span><text:span text:style-name="T1">;</text:span></text:p>
      <text:p text:style-name="P8"><text:span text:style-name="T1"><text:s text:c="8"/>cout &lt;&lt; </text:span><text:span text:style-name="T3">"Attack: 13\n"</text:span><text:span text:style-name="T1">;</text:span></text:p>
      <text:p text:style-name="P11"><text:s text:c="8"/>disHP=20;</text:p>
      <text:p text:style-name="P11"><text:s text:c="8"/>disMP=25;</text:p>
      <text:p text:style-name="P11"><text:s text:c="8"/>disAttk=13;</text:p>
      <text:p text:style-name="P11"><text:s text:c="4"/>}</text:p>
      <text:p text:style-name="P11"><text:s text:c="4"/></text:p>
      <text:p text:style-name="P8"><text:span text:style-name="T1"><text:s text:c="4"/></text:span><text:span text:style-name="T4">//Thief Starter Stats</text:span></text:p>
      <text:p text:style-name="P8"><text:span text:style-name="T1"><text:s text:c="5"/></text:span><text:span text:style-name="T2">if</text:span><text:span text:style-name="T1"> (choice==</text:span><text:span text:style-name="T3">'3'</text:span><text:span text:style-name="T1">){</text:span></text:p>
      <text:p text:style-name="P8"><text:span text:style-name="T1"><text:s text:c="8"/>cout &lt;&lt;</text:span><text:span text:style-name="T3">"Your stats are: "</text:span><text:span text:style-name="T1"> &lt;&lt; endl;</text:span></text:p>
      <text:p text:style-name="P8"><text:span text:style-name="T1"><text:s text:c="8"/>cout &lt;&lt; </text:span><text:span text:style-name="T3">"HP: 20\n"</text:span><text:span text:style-name="T1">;</text:span></text:p>
      <text:p text:style-name="P8"><text:span text:style-name="T1"><text:s text:c="8"/>cout &lt;&lt; </text:span><text:span text:style-name="T3">"MP: 25\n"</text:span><text:span text:style-name="T1">;</text:span></text:p>
      <text:p text:style-name="P8"><text:span text:style-name="T1"><text:s text:c="8"/>cout &lt;&lt; </text:span><text:span text:style-name="T3">"Attack: 11\n"</text:span><text:span text:style-name="T1">;</text:span></text:p>
      <text:p text:style-name="P11"><text:s text:c="8"/>disHP=20;</text:p>
      <text:p text:style-name="P11"><text:s text:c="8"/>disMP=25;</text:p>
      <text:p text:style-name="P11"><text:s text:c="8"/>disAttk=11;</text:p>
      <text:p text:style-name="P11"><text:s text:c="4"/>}</text:p>
      <text:p text:style-name="P11"><text:s text:c="4"/></text:p>
      <text:p text:style-name="P8"><text:span text:style-name="T1"><text:s text:c="5"/></text:span><text:span text:style-name="T4">//Archer Starter Stats</text:span></text:p>
      <text:p text:style-name="P8"><text:span text:style-name="T1"><text:s text:c="5"/></text:span><text:span text:style-name="T2">if</text:span><text:span text:style-name="T1"> (choice==</text:span><text:span text:style-name="T3">'4'</text:span><text:span text:style-name="T1">){</text:span></text:p>
      <text:p text:style-name="P8"><text:span text:style-name="T1"><text:s text:c="8"/>cout &lt;&lt;</text:span><text:span text:style-name="T3">"Your stats are: "</text:span><text:span text:style-name="T1"> &lt;&lt; endl;</text:span></text:p>
      <text:p text:style-name="P8"><text:span text:style-name="T1"><text:s text:c="8"/>cout &lt;&lt; </text:span><text:span text:style-name="T3">"HP: 20\n"</text:span><text:span text:style-name="T1">;</text:span></text:p>
      <text:p text:style-name="P8"><text:span text:style-name="T1"><text:s text:c="8"/>cout &lt;&lt; </text:span><text:span text:style-name="T3">"MP: 25\n"</text:span><text:span text:style-name="T1">;</text:span></text:p>
      <text:p text:style-name="P8"><text:span text:style-name="T1"><text:s text:c="8"/>cout &lt;&lt; </text:span><text:span text:style-name="T3">"Attack: 10\n"</text:span><text:span text:style-name="T1">;</text:span></text:p>
      <text:p text:style-name="P11"><text:s text:c="8"/>disHP=20;</text:p>
      <text:p text:style-name="P11"><text:s text:c="8"/>disMP=25;</text:p>
      <text:p text:style-name="P11"><text:s text:c="8"/>disAttk=10;</text:p>
      <text:p text:style-name="P11"><text:s text:c="4"/>}</text:p>
      <text:p text:style-name="P8"><text:span text:style-name="T1"><text:s text:c="4"/>cout &lt;&lt; </text:span><text:span text:style-name="T3">"---------------"</text:span><text:span text:style-name="T1"> &lt;&lt; endl;</text:span></text:p>
      <text:p text:style-name="P8"><text:span text:style-name="T1"><text:s text:c="4"/></text:span><text:span text:style-name="T4">//Main Menu for selections</text:span></text:p>
      <text:p text:style-name="P8"><text:span text:style-name="T1"><text:s text:c="4"/></text:span><text:span text:style-name="T2">while</text:span><text:span text:style-name="T1">(!b_done){</text:span></text:p>
      <text:p text:style-name="P8"><text:span text:style-name="T1"><text:s text:c="4"/>cout &lt;&lt; </text:span><text:span text:style-name="T3">"What would you like to do?\n"</text:span><text:span text:style-name="T1">;</text:span></text:p>
      <text:p text:style-name="P8"><text:span text:style-name="T1"><text:s text:c="4"/>cout &lt;&lt; </text:span><text:span text:style-name="T3">"(1)Travel <text:s/>(2)Battle"</text:span><text:span text:style-name="T1"> &lt;&lt; endl;</text:span></text:p>
      <text:p text:style-name="P8"><text:span text:style-name="T1"><text:s text:c="4"/>cout &lt;&lt; </text:span><text:span text:style-name="T3">"(3)Heal <text:s text:c="3"/>(4)Exit game"</text:span><text:span text:style-name="T1"> &lt;&lt; endl;</text:span></text:p>
      <text:p text:style-name="P8"><text:span text:style-name="T1"><text:s text:c="4"/>cout &lt;&lt; </text:span><text:span text:style-name="T3">"Stats: \n"</text:span><text:span text:style-name="T1">;</text:span></text:p>
      <text:p text:style-name="P8"><text:span text:style-name="T1"><text:s text:c="4"/>cout &lt;&lt; disHP &lt;&lt; </text:span><text:span text:style-name="T3">"HP\n"</text:span><text:span text:style-name="T1"> &lt;&lt; disMP &lt;&lt; </text:span><text:span text:style-name="T3">"MP\n"</text:span><text:span text:style-name="T1"> &lt;&lt; disAttk &lt;&lt; </text:span><text:span text:style-name="T3">"Attack\n"</text:span><text:span text:style-name="T1"> &lt;&lt; endl;</text:span></text:p>
      <text:p text:style-name="P8"><text:soft-page-break/><text:span text:style-name="T1"><text:s text:c="4"/>cout &lt;&lt; </text:span><text:span text:style-name="T3">"Enter a number and press return/enter"</text:span><text:span text:style-name="T1"> &lt;&lt; endl;</text:span></text:p>
      <text:p text:style-name="P11"><text:s text:c="4"/>cin &gt;&gt; choice2;</text:p>
      <text:p text:style-name="P11"><text:s text:c="4"/></text:p>
      <text:p text:style-name="P8"><text:span text:style-name="T1"><text:s text:c="4"/></text:span><text:span text:style-name="T2">switch</text:span><text:span text:style-name="T1">(choice2){</text:span></text:p>
      <text:p text:style-name="P8"><text:span text:style-name="T1"><text:s text:c="8"/></text:span><text:span text:style-name="T2">case</text:span><text:span text:style-name="T1"> </text:span><text:span text:style-name="T3">'1'</text:span><text:span text:style-name="T1">:{</text:span></text:p>
      <text:p text:style-name="P8"><text:span text:style-name="T1"><text:s text:c="12"/>cout &lt;&lt; </text:span><text:span text:style-name="T3">"How far would you like to travel?(Miles)\n"</text:span><text:span text:style-name="T1">;</text:span></text:p>
      <text:p text:style-name="P11"><text:s text:c="8"/>cin &gt;&gt; miles;</text:p>
      <text:p text:style-name="P8"><text:span text:style-name="T1"><text:s text:c="8"/></text:span><text:span text:style-name="T2">if</text:span><text:span text:style-name="T1">(miles&lt;=5){</text:span></text:p>
      <text:p text:style-name="P8"><text:span text:style-name="T1"><text:s text:c="12"/>cout &lt;&lt; </text:span><text:span text:style-name="T3">"You have traveled quiet a few miles and found "</text:span><text:span text:style-name="T1"> &lt;&lt;</text:span></text:p>
      <text:p text:style-name="P8"><text:span text:style-name="T1"><text:s text:c="20"/>gold &lt;&lt; </text:span><text:span text:style-name="T3">" pieces of gold!"</text:span><text:span text:style-name="T1"> &lt;&lt; endl;</text:span></text:p>
      <text:p text:style-name="P8"><text:span text:style-name="T1"><text:s text:c="16"/></text:span><text:span text:style-name="T2">break</text:span><text:span text:style-name="T1">;</text:span></text:p>
      <text:p text:style-name="P11"><text:s text:c="8"/>}</text:p>
      <text:p text:style-name="P8"><text:span text:style-name="T1"><text:s text:c="12"/></text:span><text:span text:style-name="T2">else</text:span><text:span text:style-name="T1"> </text:span><text:span text:style-name="T2">if</text:span><text:span text:style-name="T1">(miles&gt;5 &amp;&amp; miles&lt;=40){</text:span></text:p>
      <text:p text:style-name="P8"><text:span text:style-name="T1"><text:s text:c="16"/>cout &lt;&lt; </text:span><text:span text:style-name="T3">"You have traveled a long way and found "</text:span><text:span text:style-name="T1"> &lt;&lt;</text:span></text:p>
      <text:p text:style-name="P8"><text:span text:style-name="T1"><text:s text:c="24"/>gold2 &lt;&lt; </text:span><text:span text:style-name="T3">" pieces of gold along the way!"</text:span><text:span text:style-name="T1"> &lt;&lt; endl;</text:span></text:p>
      <text:p text:style-name="P8"><text:span text:style-name="T1"><text:s text:c="16"/></text:span><text:span text:style-name="T2">break</text:span><text:span text:style-name="T1">;</text:span></text:p>
      <text:p text:style-name="P11"><text:s text:c="12"/>}</text:p>
      <text:p text:style-name="P8"><text:span text:style-name="T1"><text:s text:c="12"/></text:span><text:span text:style-name="T2">else</text:span><text:span text:style-name="T1"> </text:span><text:span text:style-name="T2">if</text:span><text:span text:style-name="T1">(miles&gt;40){</text:span></text:p>
      <text:p text:style-name="P8"><text:span text:style-name="T1"><text:s text:c="16"/>cout &lt;&lt; </text:span><text:span text:style-name="T3">"Hey! Where are you going! Come back!"</text:span><text:span text:style-name="T1"> &lt;&lt; endl;</text:span></text:p>
      <text:p text:style-name="P8"><text:span text:style-name="T1"><text:s text:c="16"/>cout &lt;&lt; </text:span><text:span text:style-name="T3">"You went on a journey and fought many monsters, "</text:span></text:p>
      <text:p text:style-name="P8"><text:span text:style-name="T1"><text:s text:c="24"/></text:span><text:span text:style-name="T3">"losing HP along the way!\n"</text:span><text:span text:style-name="T1">;</text:span></text:p>
      <text:p text:style-name="P11"><text:s text:c="16"/>disHP=disHP-disHPR;</text:p>
      <text:p text:style-name="P8"><text:span text:style-name="T1"><text:s text:c="16"/>cout &lt;&lt; </text:span><text:span text:style-name="T3">"You lost: "</text:span><text:span text:style-name="T1"> &lt;&lt; disHPR &lt;&lt; </text:span><text:span text:style-name="T3">"HP"</text:span><text:span text:style-name="T1"> &lt;&lt; endl;</text:span></text:p>
      <text:p text:style-name="P8"><text:span text:style-name="T1"><text:s text:c="16"/>cout &lt;&lt; </text:span><text:span text:style-name="T3">"Your current HP is: "</text:span><text:span text:style-name="T1"> &lt;&lt; disHP <text:s/>&lt;&lt; </text:span><text:span text:style-name="T3">"HP"</text:span><text:span text:style-name="T1"> &lt;&lt; endl;</text:span></text:p>
      <text:p text:style-name="P11"><text:s text:c="16"/>}</text:p>
      <text:p text:style-name="P11"><text:s text:c="8"/>}</text:p>
      <text:p text:style-name="P8"><text:span text:style-name="T1"><text:s text:c="8"/></text:span><text:span text:style-name="T2">break</text:span><text:span text:style-name="T1">;</text:span></text:p>
      <text:p text:style-name="P11"><text:s text:c="8"/></text:p>
      <text:p text:style-name="P8"><text:span text:style-name="T1"><text:s text:c="8"/></text:span><text:span text:style-name="T2">case</text:span><text:span text:style-name="T1"> </text:span><text:span text:style-name="T3">'2'</text:span><text:span text:style-name="T1">:{</text:span></text:p>
      <text:p text:style-name="P8"><text:span text:style-name="T1"><text:s text:c="12"/>cout &lt;&lt; </text:span><text:span text:style-name="T3">"Battle time!"</text:span><text:span text:style-name="T1"> &lt;&lt; endl;</text:span></text:p>
      <text:p text:style-name="P8"><text:span text:style-name="T1"><text:s text:c="12"/>cout &lt;&lt; </text:span><text:span text:style-name="T3">"A wild Bat appeared!"</text:span><text:span text:style-name="T1"> &lt;&lt; endl;</text:span></text:p>
      <text:p text:style-name="P11"><text:s text:c="12"/>Menu();</text:p>
      <text:p text:style-name="P11"><text:s text:c="12"/>cin &gt;&gt; atkcho; </text:p>
      <text:p text:style-name="P11"><text:s text:c="12"/></text:p>
      <text:p text:style-name="P8"><text:span text:style-name="T1"><text:s text:c="12"/></text:span><text:span text:style-name="T4">//Attack 1 IDK WHATS GOING ON HERE :(</text:span></text:p>
      <text:p text:style-name="P8"><text:span text:style-name="T1"><text:s text:c="20"/>bat; </text:span><text:span text:style-name="T4">//Bat HP</text:span></text:p>
      <text:p text:style-name="P11"><text:s text:c="20"/>batHP=7;</text:p>
      <text:p text:style-name="P8"><text:span text:style-name="T1"><text:s text:c="20"/>batexp=5; </text:span><text:span text:style-name="T4">// Bat Experience</text:span></text:p>
      <text:p text:style-name="P8"><text:span text:style-name="T1"><text:s text:c="20"/>disAttk = (rand()%9)+6; </text:span><text:span text:style-name="T4">//Player Attack</text:span></text:p>
      <text:p text:style-name="P8"><text:span text:style-name="T1"><text:s text:c="20"/>batAttk = (rand()%4)+3; </text:span><text:span text:style-name="T4">// Bat Attack</text:span></text:p>
      <text:p text:style-name="P8"><text:span text:style-name="T1"><text:s text:c="20"/>cout &lt;&lt; </text:span><text:span text:style-name="T3">"You've dealt "</text:span><text:span text:style-name="T1"> &lt;&lt; disAttk &lt;&lt; </text:span><text:span text:style-name="T3">" damage!"</text:span><text:span text:style-name="T1"> &lt;&lt; endl;</text:span></text:p>
      <text:p text:style-name="P8"><text:span text:style-name="T1"><text:s text:c="20"/>bat=batHP-disAttk; </text:span><text:span text:style-name="T4">//Damage done to Bat</text:span></text:p>
      <text:p text:style-name="P8"><text:span text:style-name="T1"><text:s text:c="20"/>cout &lt;&lt; </text:span><text:span text:style-name="T3">"The monster now has "</text:span><text:span text:style-name="T1"> &lt;&lt; bat &lt;&lt; </text:span><text:span text:style-name="T3">" HP left! "</text:span><text:span text:style-name="T1"> &lt;&lt; endl;</text:span></text:p>
      <text:p text:style-name="P11"><text:s text:c="7"/></text:p>
      <text:p text:style-name="P8"><text:span text:style-name="T1"><text:s text:c="20"/></text:span><text:span text:style-name="T2">if</text:span><text:span text:style-name="T1">(batHP&lt;7 &amp;&amp; batHP&gt;0){</text:span></text:p>
      <text:p text:style-name="P8"><text:span text:style-name="T1"><text:s text:c="20"/>cout &lt;&lt; </text:span><text:span text:style-name="T3">"The bat has dealt "</text:span><text:span text:style-name="T1"> &lt;&lt; batAttk &lt;&lt; </text:span><text:span text:style-name="T3">" damage!"</text:span><text:span text:style-name="T1"> &lt;&lt; endl;</text:span></text:p>
      <text:p text:style-name="P8"><text:span text:style-name="T1"><text:s text:c="20"/>disHP=disHP-batAttk; </text:span><text:span text:style-name="T4">//HP after Bat Attack</text:span></text:p>
      <text:p text:style-name="P11"><text:s text:c="20"/>}</text:p>
      <text:p text:style-name="P8"><text:span text:style-name="T1"><text:s text:c="20"/></text:span><text:span text:style-name="T2">if</text:span><text:span text:style-name="T1">(batHP&lt;=0){</text:span></text:p>
      <text:p text:style-name="P8"><text:span text:style-name="T1"><text:s text:c="24"/>cout &lt;&lt; </text:span><text:span text:style-name="T3">"You have killed the bat and gained"</text:span><text:span text:style-name="T1"> &lt;&lt; batexp </text:span></text:p>
      <text:p text:style-name="P8"><text:span text:style-name="T1"><text:s text:c="32"/>&lt;&lt; </text:span><text:span text:style-name="T3">" EXP"</text:span><text:span text:style-name="T1"> &lt;&lt; endl;</text:span></text:p>
      <text:p text:style-name="P11"><text:s text:c="20"/>}</text:p>
      <text:p text:style-name="P11"><text:s text:c="20"/></text:p>
      <text:p text:style-name="P8"><text:span text:style-name="T1"><text:s text:c="19"/>cout &lt;&lt; </text:span><text:span text:style-name="T3">"Current HP Statuses: "</text:span><text:span text:style-name="T1"> &lt;&lt; endl;</text:span></text:p>
      <text:p text:style-name="P8"><text:span text:style-name="T1"><text:s text:c="19"/>cout &lt;&lt; </text:span><text:span text:style-name="T3">"Bat: "</text:span><text:span text:style-name="T1"> &lt;&lt; bat &lt;&lt; </text:span><text:span text:style-name="T3">" HP!"</text:span><text:span text:style-name="T1"> &lt;&lt; endl;</text:span></text:p>
      <text:p text:style-name="P8"><text:span text:style-name="T1"><text:s text:c="19"/>cout &lt;&lt; </text:span><text:span text:style-name="T3">"You: "</text:span><text:span text:style-name="T1"> &lt;&lt; disHP &lt;&lt; </text:span><text:span text:style-name="T3">" HP!"</text:span><text:span text:style-name="T1"> &lt;&lt; endl;</text:span></text:p>
      <text:p text:style-name="P8"><text:span text:style-name="T1"><text:s text:c="19"/></text:span><text:span text:style-name="T2">break</text:span><text:span text:style-name="T1">;</text:span></text:p>
      <text:p text:style-name="P11"><text:s text:c="8"/>}</text:p>
      <text:p text:style-name="P11"><text:s text:c="8"/></text:p>
      <text:p text:style-name="P8"><text:span text:style-name="T1"><text:s text:c="8"/></text:span><text:span text:style-name="T4">//Healing stuck here too..</text:span></text:p>
      <text:p text:style-name="P8"><text:soft-page-break/><text:span text:style-name="T1"><text:s text:c="8"/></text:span><text:span text:style-name="T2">case</text:span><text:span text:style-name="T1"> </text:span><text:span text:style-name="T3">'3'</text:span><text:span text:style-name="T1">:{</text:span></text:p>
      <text:p text:style-name="P8"><text:span text:style-name="T1"><text:s text:c="9"/>cout &lt;&lt; </text:span><text:span text:style-name="T3">"Welcome!"</text:span><text:span text:style-name="T1"> &lt;&lt; endl;</text:span></text:p>
      <text:p text:style-name="P8"><text:span text:style-name="T1"><text:s text:c="8"/>cout &lt;&lt; </text:span><text:span text:style-name="T3">"You can trade gold for HP!"</text:span><text:span text:style-name="T1"> &lt;&lt; endl;</text:span></text:p>
      <text:p text:style-name="P8"><text:span text:style-name="T1"><text:s text:c="8"/>cout &lt;&lt; </text:span><text:span text:style-name="T3">"For example: 1gold = 1HP!"</text:span><text:span text:style-name="T1"> &lt;&lt; endl;</text:span></text:p>
      <text:p text:style-name="P8"><text:span text:style-name="T1"><text:s text:c="8"/>cout &lt;&lt; </text:span><text:span text:style-name="T3">"How much gold would you like to trade?"</text:span><text:span text:style-name="T1"> &lt;&lt; endl;</text:span></text:p>
      <text:p text:style-name="P11"><text:s text:c="8"/>cin &gt;&gt; hpGold;</text:p>
      <text:p text:style-name="P11"><text:s text:c="8"/></text:p>
      <text:p text:style-name="P8"><text:span text:style-name="T1"><text:s text:c="8"/></text:span><text:span text:style-name="T2">if</text:span><text:span text:style-name="T1">(disHP&lt;=mxHP){</text:span></text:p>
      <text:p text:style-name="P8"><text:span text:style-name="T1"><text:s text:c="16"/></text:span><text:span text:style-name="T2">for</text:span><text:span text:style-name="T1"> (</text:span><text:span text:style-name="T2">int</text:span><text:span text:style-name="T1"> i=0; i&lt;hpGold; i++){</text:span></text:p>
      <text:p text:style-name="P11"><text:s text:c="16"/>disHP++;</text:p>
      <text:p text:style-name="P11"><text:s text:c="16"/>}</text:p>
      <text:p text:style-name="P11"><text:s text:c="8"/>}</text:p>
      <text:p text:style-name="P8"><text:span text:style-name="T1"><text:s text:c="8"/></text:span><text:span text:style-name="T2">else</text:span><text:span text:style-name="T1"> </text:span><text:span text:style-name="T2">if</text:span><text:span text:style-name="T1">(disHP&gt;mxHP){</text:span></text:p>
      <text:p text:style-name="P8"><text:span text:style-name="T1"><text:s text:c="12"/>cout &lt;&lt; </text:span><text:span text:style-name="T3">"Sorry! You can't heal anymore!"</text:span><text:span text:style-name="T1"> &lt;&lt; endl;</text:span></text:p>
      <text:p text:style-name="P8"><text:span text:style-name="T1"><text:s text:c="12"/></text:span><text:span text:style-name="T2">break</text:span><text:span text:style-name="T1">;</text:span></text:p>
      <text:p text:style-name="P11"><text:s text:c="8"/>}</text:p>
      <text:p text:style-name="P8"><text:span text:style-name="T1"><text:s text:c="8"/>cout &lt;&lt; </text:span><text:span text:style-name="T3">"Your current HP is: "</text:span><text:span text:style-name="T1"> &lt;&lt; disHP &lt;&lt; endl;</text:span></text:p>
      <text:p text:style-name="P11"><text:s text:c="8"/></text:p>
      <text:p text:style-name="P8"><text:span text:style-name="T1"><text:s text:c="8"/></text:span><text:span text:style-name="T2">break</text:span><text:span text:style-name="T1">;</text:span></text:p>
      <text:p text:style-name="P11"><text:s text:c="12"/>}</text:p>
      <text:p text:style-name="P11"><text:s text:c="8"/></text:p>
      <text:p text:style-name="P8"><text:span text:style-name="T1"><text:s text:c="8"/></text:span><text:span text:style-name="T2">case</text:span><text:span text:style-name="T1"> </text:span><text:span text:style-name="T3">'4'</text:span><text:span text:style-name="T1">:{</text:span></text:p>
      <text:p text:style-name="P8"><text:span text:style-name="T1"><text:s text:c="12"/>b_done=</text:span><text:span text:style-name="T2">true</text:span><text:span text:style-name="T1">;</text:span></text:p>
      <text:p text:style-name="P8"><text:span text:style-name="T1"><text:s text:c="12"/></text:span><text:span text:style-name="T2">break</text:span><text:span text:style-name="T1">;</text:span></text:p>
      <text:p text:style-name="P11"><text:s text:c="8"/>}</text:p>
      <text:p text:style-name="P11"><text:s text:c="5"/></text:p>
      <text:p text:style-name="P11"><text:s text:c="8"/>}</text:p>
      <text:p text:style-name="P11"><text:s text:c="4"/>}</text:p>
      <text:p text:style-name="P11"><text:s text:c="4"/></text:p>
      <text:p text:style-name="P8"><text:span text:style-name="T1"><text:s text:c="4"/></text:span><text:span text:style-name="T4">//Exit Stage right</text:span></text:p>
      <text:p text:style-name="P8"><text:span text:style-name="T1"><text:s text:c="4"/></text:span><text:span text:style-name="T2">return</text:span><text:span text:style-name="T1"> 0;</text:span></text:p>
      <text:p text:style-name="P11">}</text:p>
      <text:p text:style-name="P11"/>
      <text:p text:style-name="P8"><text:span text:style-name="T2">void</text:span><text:span text:style-name="T1"> Menu(){</text:span></text:p>
      <text:p text:style-name="P8"><text:span text:style-name="T1"><text:s text:c="4"/>cout &lt;&lt; </text:span><text:span text:style-name="T3">"What would you like to do?"</text:span><text:span text:style-name="T1"> &lt;&lt; endl;</text:span></text:p>
      <text:p text:style-name="P8"><text:span text:style-name="T1"><text:s text:c="4"/>cout &lt;&lt; </text:span><text:span text:style-name="T3">"(1)Attack <text:s text:c="2"/>(2)Magic "</text:span><text:span text:style-name="T1"> &lt;&lt; endl;</text:span></text:p>
      <text:p text:style-name="P8"><text:span text:style-name="T1"><text:s text:c="4"/>cout &lt;&lt; </text:span><text:span text:style-name="T3">"(3)Special Attack"</text:span><text:span text:style-name="T1"> &lt;&lt; endl; <text:s text:c="5"/></text:span></text:p>
      <text:p text:style-name="P11">}</text:p>
      <text:p text:style-name="P11"/>
      <text:p text:style-name="P11"/>
      <text:p text:style-name="P11"/>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Revision 2:</text:p>
      <text:p text:style-name="P20"/>
      <text:p text:style-name="P9">/* </text:p>
      <text:p text:style-name="P26"><text:s/>* File: <text:s text:c="2"/>main.cpp</text:p>
      <text:p text:style-name="P26"><text:s/>* Author: Joseph Cordoba</text:p>
      <text:p text:style-name="P26"><text:s/>* Created on December 5, 2013, 6:37 PM</text:p>
      <text:p text:style-name="P26"><text:s/>* Purpose: Revised, Version 3 : Adding + Clean Up</text:p>
      <text:p text:style-name="P26"><text:s/>*/</text:p>
      <text:p text:style-name="P19"/>
      <text:p text:style-name="P26">//Libraries</text:p>
      <text:p text:style-name="P25"><text:span text:style-name="T2">#include</text:span><text:span text:style-name="T1"> </text:span><text:span text:style-name="T3">&lt;iostream&gt;</text:span></text:p>
      <text:p text:style-name="P25"><text:span text:style-name="T2">#include</text:span><text:span text:style-name="T1"> </text:span><text:span text:style-name="T3">&lt;cstdlib&gt;</text:span></text:p>
      <text:p text:style-name="P25"><text:span text:style-name="T2">#include</text:span><text:span text:style-name="T1"> </text:span><text:span text:style-name="T3">&lt;fstream&gt;</text:span></text:p>
      <text:p text:style-name="P25"><text:span text:style-name="T2">using</text:span><text:span text:style-name="T1"> </text:span><text:span text:style-name="T2">namespace</text:span><text:span text:style-name="T1"> std;</text:span></text:p>
      <text:p text:style-name="P19"/>
      <text:p text:style-name="P26">//Global Constants and Variables</text:p>
      <text:p text:style-name="P26">//Function Prototypes</text:p>
      <text:p text:style-name="P25"><text:span text:style-name="T2">void</text:span><text:span text:style-name="T1"> levSys(); </text:span><text:span text:style-name="T4">//Experience table array</text:span></text:p>
      <text:p text:style-name="P25"><text:span text:style-name="T2">void</text:span><text:span text:style-name="T1"> mainMenu(</text:span><text:span text:style-name="T2">int</text:span><text:span text:style-name="T1">,</text:span><text:span text:style-name="T2">int</text:span><text:span text:style-name="T1">,</text:span><text:span text:style-name="T2">int</text:span><text:span text:style-name="T1">,</text:span><text:span text:style-name="T2">int</text:span><text:span text:style-name="T1">,</text:span><text:span text:style-name="T2">int</text:span><text:span text:style-name="T1">); </text:span><text:span text:style-name="T4">//Displays MainMenu</text:span></text:p>
      <text:p text:style-name="P25"><text:span text:style-name="T2">char</text:span><text:span text:style-name="T1"> menuAns(); </text:span><text:span text:style-name="T4">//Answer for MainMenu</text:span></text:p>
      <text:p text:style-name="P25"><text:span text:style-name="T2">void</text:span><text:span text:style-name="T1"> display(</text:span><text:span text:style-name="T2">int</text:span><text:span text:style-name="T1">, </text:span><text:span text:style-name="T2">int</text:span><text:span text:style-name="T1">); </text:span><text:span text:style-name="T4">//Displays HP and Mob HP for Battle</text:span></text:p>
      <text:p text:style-name="P25"><text:span text:style-name="T2">int</text:span><text:span text:style-name="T1"> death(</text:span><text:span text:style-name="T2">int</text:span><text:span text:style-name="T1">,</text:span><text:span text:style-name="T2">int</text:span><text:span text:style-name="T1">); </text:span><text:span text:style-name="T4">//If player dies</text:span></text:p>
      <text:p text:style-name="P25"><text:span text:style-name="T2">int</text:span><text:span text:style-name="T1"> mobChk(</text:span><text:span text:style-name="T2">int</text:span><text:span text:style-name="T1">,</text:span><text:span text:style-name="T2">int</text:span><text:span text:style-name="T1">); </text:span><text:span text:style-name="T4">//If mob dies</text:span></text:p>
      <text:p text:style-name="P25"><text:span text:style-name="T2">int</text:span><text:span text:style-name="T1"> levUP(</text:span><text:span text:style-name="T2">int</text:span><text:span text:style-name="T1">, </text:span><text:span text:style-name="T2">int</text:span><text:span text:style-name="T1">); </text:span><text:span text:style-name="T4">//If player levels up</text:span></text:p>
      <text:p text:style-name="P25"><text:span text:style-name="T2">int</text:span><text:span text:style-name="T1"> cont(</text:span><text:span text:style-name="T2">int</text:span><text:span text:style-name="T1">,</text:span><text:span text:style-name="T2">int</text:span><text:span text:style-name="T1">&amp;,</text:span><text:span text:style-name="T2">int</text:span><text:span text:style-name="T1">&amp;); </text:span><text:span text:style-name="T4">//Continue after defeat of a monster</text:span></text:p>
      <text:p text:style-name="P25"><text:span text:style-name="T2">void</text:span><text:span text:style-name="T1"> retMenu(); </text:span><text:span text:style-name="T4">//Return to main menu</text:span></text:p>
      <text:p text:style-name="P25"><text:span text:style-name="T2">char</text:span><text:span text:style-name="T1"> retAns(); </text:span><text:span text:style-name="T4">//Answer to return for Main Menu</text:span></text:p>
      <text:p text:style-name="P25"><text:span text:style-name="T2">int</text:span><text:span text:style-name="T1"> calcScor(</text:span><text:span text:style-name="T2">int</text:span><text:span text:style-name="T1">&amp;,string&amp;); </text:span><text:span text:style-name="T4">//Calculate Scores</text:span></text:p>
      <text:p text:style-name="P19"/>
      <text:p text:style-name="P19"/>
      <text:p text:style-name="P26">//Begin execution here</text:p>
      <text:p text:style-name="P25"><text:span text:style-name="T2">int</text:span><text:span text:style-name="T1"> main(</text:span><text:span text:style-name="T2">int</text:span><text:span text:style-name="T1"> argc, </text:span><text:span text:style-name="T2">char</text:span><text:span text:style-name="T1">** argv) {</text:span></text:p>
      <text:p text:style-name="P25"><text:span text:style-name="T1"><text:s text:c="4"/></text:span><text:span text:style-name="T4">//Declare Variables</text:span></text:p>
      <text:p text:style-name="P25"><text:span text:style-name="T1"><text:s text:c="4"/>string name; </text:span><text:span text:style-name="T4">//Nickname</text:span></text:p>
      <text:p text:style-name="P25"><text:span text:style-name="T1"><text:s text:c="4"/></text:span><text:span text:style-name="T2">char</text:span><text:span text:style-name="T1"> choice,choice2, choice3, choice4,choice5, ans; </text:span><text:span text:style-name="T4">//Choices for options on menus</text:span></text:p>
      <text:p text:style-name="P25"><text:span text:style-name="T1"><text:s text:c="4"/></text:span><text:span text:style-name="T2">int</text:span><text:span text:style-name="T1"> baseHP, baseMP, baseAttk, maxHP=100, </text:span><text:span text:style-name="T4">//Base stats for classes</text:span></text:p>
      <text:p text:style-name="P25"><text:span text:style-name="T1"><text:s text:c="8"/>level, exp,</text:span><text:span text:style-name="T4">// Leveling System</text:span></text:p>
      <text:p text:style-name="P25"><text:span text:style-name="T1"><text:s text:c="8"/>bat, goblin, hatchlng, flymon, boss, </text:span><text:span text:style-name="T4">//Mobs/Monsters</text:span></text:p>
      <text:p text:style-name="P25"><text:span text:style-name="T1"><text:s text:c="8"/>mobdmg, mobHP, </text:span><text:span text:style-name="T4">//Battle System</text:span></text:p>
      <text:p text:style-name="P25"><text:span text:style-name="T1"><text:s text:c="8"/>travel,basGold, gold, gold2, gold3, </text:span><text:span text:style-name="T4">// Travel System</text:span></text:p>
      <text:p text:style-name="P25"><text:span text:style-name="T1"><text:s text:c="8"/>score; </text:span><text:span text:style-name="T4">//Scoring</text:span></text:p>
      <text:p text:style-name="P25"><text:span text:style-name="T1"><text:s text:c="4"/></text:span><text:span text:style-name="T2">bool</text:span><text:span text:style-name="T1"> b_done = </text:span><text:span text:style-name="T2">false</text:span><text:span text:style-name="T1">; </text:span><text:span text:style-name="T4">//Exit game</text:span></text:p>
      <text:p text:style-name="P19"><text:s text:c="4"/>srand(time(NULL));</text:p>
      <text:p text:style-name="P19"><text:s text:c="12"/></text:p>
      <text:p text:style-name="P25"><text:span text:style-name="T1"><text:s text:c="4"/></text:span><text:span text:style-name="T4">//Welcome</text:span></text:p>
      <text:p text:style-name="P25"><text:span text:style-name="T1"><text:s text:c="4"/>cout &lt;&lt; </text:span><text:span text:style-name="T3">"Hello! Welcome to the world of Some World!"</text:span><text:span text:style-name="T1"> &lt;&lt; endl;</text:span></text:p>
      <text:p text:style-name="P25"><text:span text:style-name="T1"><text:s text:c="4"/>cout &lt;&lt; </text:span><text:span text:style-name="T3">"Let's get your adventure started!"</text:span><text:span text:style-name="T1"> &lt;&lt; endl;</text:span></text:p>
      <text:p text:style-name="P25"><text:span text:style-name="T1"><text:s text:c="4"/>cout &lt;&lt; </text:span><text:span text:style-name="T3">"-----------------"</text:span><text:span text:style-name="T1"> &lt;&lt; endl;</text:span></text:p>
      <text:p text:style-name="P25"><text:span text:style-name="T1"><text:s text:c="4"/></text:span><text:span text:style-name="T4">//Input Nickname</text:span></text:p>
      <text:p text:style-name="P25"><text:span text:style-name="T1"><text:s text:c="4"/>cout &lt;&lt; </text:span><text:span text:style-name="T3">"What is your nickname?"</text:span><text:span text:style-name="T1"> &lt;&lt; endl;</text:span></text:p>
      <text:p text:style-name="P19"><text:s text:c="4"/>cin &gt;&gt; name;</text:p>
      <text:p text:style-name="P25"><text:span text:style-name="T1"><text:s text:c="4"/>cout &lt;&lt; </text:span><text:span text:style-name="T3">"Ahh! So your name is "</text:span><text:span text:style-name="T1"> &lt;&lt; name &lt;&lt; </text:span></text:p>
      <text:p text:style-name="P25"><text:span text:style-name="T1"><text:s text:c="12"/></text:span><text:span text:style-name="T3">"! Let's continue, shall we?"</text:span><text:span text:style-name="T1"> &lt;&lt; endl;</text:span></text:p>
      <text:p text:style-name="P25"><text:span text:style-name="T1"><text:s text:c="4"/>cout &lt;&lt; </text:span><text:span text:style-name="T3">"-----------------"</text:span><text:span text:style-name="T1"> &lt;&lt; endl;</text:span></text:p>
      <text:p text:style-name="P19"><text:s text:c="4"/></text:p>
      <text:p text:style-name="P25"><text:span text:style-name="T1"><text:s text:c="4"/></text:span><text:span text:style-name="T2">do</text:span><text:span text:style-name="T1">{</text:span></text:p>
      <text:p text:style-name="P25"><text:span text:style-name="T1"><text:s text:c="4"/>cout &lt;&lt; </text:span><text:span text:style-name="T3">"Please choose a class:"</text:span><text:span text:style-name="T1"> &lt;&lt; endl;</text:span></text:p>
      <text:p text:style-name="P25"><text:soft-page-break/><text:span text:style-name="T1"><text:s text:c="4"/>cout &lt;&lt; </text:span><text:span text:style-name="T3">"Enter 1 for Spellcaster!"</text:span><text:span text:style-name="T1"> &lt;&lt; endl;</text:span></text:p>
      <text:p text:style-name="P25"><text:span text:style-name="T1"><text:s text:c="4"/>cout &lt;&lt; </text:span><text:span text:style-name="T3">"Enter 2 for Warrior!"</text:span><text:span text:style-name="T1"> &lt;&lt; endl;</text:span></text:p>
      <text:p text:style-name="P25"><text:span text:style-name="T1"><text:s text:c="4"/>cout &lt;&lt; </text:span><text:span text:style-name="T3">"Enter 3 for Thief!"</text:span><text:span text:style-name="T1"> &lt;&lt; endl;</text:span></text:p>
      <text:p text:style-name="P25"><text:span text:style-name="T1"><text:s text:c="4"/>cout &lt;&lt; </text:span><text:span text:style-name="T3">"Enter 4 for Archer!"</text:span><text:span text:style-name="T1"> &lt;&lt; endl;</text:span></text:p>
      <text:p text:style-name="P19"><text:s text:c="4"/>cin &gt;&gt; choice;</text:p>
      <text:p text:style-name="P19"/>
      <text:p text:style-name="P19"><text:s text:c="4"/></text:p>
      <text:p text:style-name="P25"><text:span text:style-name="T1"><text:s text:c="4"/></text:span><text:span text:style-name="T2">switch</text:span><text:span text:style-name="T1">(choice){</text:span></text:p>
      <text:p text:style-name="P25"><text:span text:style-name="T1"><text:s text:c="8"/></text:span><text:span text:style-name="T4">//Mage Selection</text:span></text:p>
      <text:p text:style-name="P25"><text:span text:style-name="T1"><text:s text:c="8"/></text:span><text:span text:style-name="T2">case</text:span><text:span text:style-name="T1"> </text:span><text:span text:style-name="T3">'1'</text:span><text:span text:style-name="T1">:{</text:span></text:p>
      <text:p text:style-name="P25"><text:span text:style-name="T1"><text:s text:c="12"/>cout &lt;&lt; </text:span><text:span text:style-name="T3">"Congratulations! You have chosen a "</text:span></text:p>
      <text:p text:style-name="P25"><text:span text:style-name="T1"><text:s text:c="20"/></text:span><text:span text:style-name="T3">"path of intelligence and wisdom!"</text:span><text:span text:style-name="T1"> &lt;&lt; endl;</text:span></text:p>
      <text:p text:style-name="P25"><text:span text:style-name="T1"><text:s text:c="12"/>ans =</text:span><text:span text:style-name="T3">'N'</text:span><text:span text:style-name="T1">;</text:span></text:p>
      <text:p text:style-name="P19"><text:s text:c="8"/>}</text:p>
      <text:p text:style-name="P25"><text:span text:style-name="T1"><text:s text:c="12"/></text:span><text:span text:style-name="T2">break</text:span><text:span text:style-name="T1">;</text:span></text:p>
      <text:p text:style-name="P25"><text:span text:style-name="T1"><text:s text:c="8"/></text:span><text:span text:style-name="T4">//Warrior Selection</text:span></text:p>
      <text:p text:style-name="P25"><text:span text:style-name="T1"><text:s text:c="8"/></text:span><text:span text:style-name="T2">case</text:span><text:span text:style-name="T1"> </text:span><text:span text:style-name="T3">'2'</text:span><text:span text:style-name="T1">:{</text:span></text:p>
      <text:p text:style-name="P25"><text:span text:style-name="T1"><text:s text:c="12"/>cout &lt;&lt; </text:span><text:span text:style-name="T3">"Alright! You have chosen a path of power and courage!"</text:span><text:span text:style-name="T1"> &lt;&lt; endl;</text:span></text:p>
      <text:p text:style-name="P25"><text:span text:style-name="T1"><text:s text:c="12"/>ans =</text:span><text:span text:style-name="T3">'N'</text:span><text:span text:style-name="T1">;</text:span></text:p>
      <text:p text:style-name="P19"><text:s text:c="8"/>}</text:p>
      <text:p text:style-name="P25"><text:span text:style-name="T1"><text:s text:c="12"/></text:span><text:span text:style-name="T2">break</text:span><text:span text:style-name="T1">;</text:span></text:p>
      <text:p text:style-name="P25"><text:span text:style-name="T1"><text:s text:c="8"/></text:span><text:span text:style-name="T4">//Thief Selection</text:span></text:p>
      <text:p text:style-name="P25"><text:span text:style-name="T1"><text:s text:c="8"/></text:span><text:span text:style-name="T2">case</text:span><text:span text:style-name="T1"> </text:span><text:span text:style-name="T3">'3'</text:span><text:span text:style-name="T1">:{</text:span></text:p>
      <text:p text:style-name="P25"><text:span text:style-name="T1"><text:s text:c="12"/>cout &lt;&lt; </text:span><text:span text:style-name="T3">"Sneaky sneaky. You have chosen a path of thievery "</text:span></text:p>
      <text:p text:style-name="P25"><text:span text:style-name="T1"><text:s text:c="20"/></text:span><text:span text:style-name="T3">"and lurking!"</text:span><text:span text:style-name="T1"> &lt;&lt; endl;</text:span></text:p>
      <text:p text:style-name="P25"><text:span text:style-name="T1"><text:s text:c="12"/>ans =</text:span><text:span text:style-name="T3">'N'</text:span><text:span text:style-name="T1">;</text:span></text:p>
      <text:p text:style-name="P19"><text:s text:c="8"/>}</text:p>
      <text:p text:style-name="P25"><text:span text:style-name="T1"><text:s text:c="12"/></text:span><text:span text:style-name="T2">break</text:span><text:span text:style-name="T1">;</text:span></text:p>
      <text:p text:style-name="P25"><text:span text:style-name="T1"><text:s text:c="8"/></text:span><text:span text:style-name="T4">//Archer Selection</text:span></text:p>
      <text:p text:style-name="P25"><text:span text:style-name="T1"><text:s text:c="8"/></text:span><text:span text:style-name="T2">case</text:span><text:span text:style-name="T1"> </text:span><text:span text:style-name="T3">'4'</text:span><text:span text:style-name="T1">:{</text:span></text:p>
      <text:p text:style-name="P25"><text:span text:style-name="T1"><text:s text:c="12"/>cout &lt;&lt; </text:span><text:span text:style-name="T3">"Bullseye! You have chosen a path of "</text:span></text:p>
      <text:p text:style-name="P25"><text:span text:style-name="T1"><text:s text:c="20"/></text:span><text:span text:style-name="T3">"accuracy and range!"</text:span><text:span text:style-name="T1"> &lt;&lt; endl;</text:span></text:p>
      <text:p text:style-name="P25"><text:span text:style-name="T1"><text:s text:c="12"/>ans =</text:span><text:span text:style-name="T3">'N'</text:span><text:span text:style-name="T1">;</text:span></text:p>
      <text:p text:style-name="P19"><text:s text:c="8"/>}</text:p>
      <text:p text:style-name="P25"><text:span text:style-name="T1"><text:s text:c="12"/></text:span><text:span text:style-name="T2">break</text:span><text:span text:style-name="T1">; <text:s text:c="11"/></text:span></text:p>
      <text:p text:style-name="P25"><text:span text:style-name="T1"><text:s text:c="8"/></text:span><text:span text:style-name="T4">//Wrong Selection</text:span></text:p>
      <text:p text:style-name="P25"><text:span text:style-name="T1"><text:s text:c="8"/></text:span><text:span text:style-name="T2">default</text:span><text:span text:style-name="T1">:</text:span></text:p>
      <text:p text:style-name="P25"><text:span text:style-name="T1"><text:s text:c="12"/>cout &lt;&lt; </text:span><text:span text:style-name="T3">"Invalid selection! Please try again!"</text:span><text:span text:style-name="T1"> &lt;&lt; endl;</text:span></text:p>
      <text:p text:style-name="P25"><text:span text:style-name="T1"><text:s text:c="12"/>cout &lt;&lt; </text:span><text:span text:style-name="T3">"Y for Yes. N for No"</text:span><text:span text:style-name="T1"> &lt;&lt; endl;</text:span></text:p>
      <text:p text:style-name="P19"><text:s text:c="12"/>cin &gt;&gt; ans;</text:p>
      <text:p text:style-name="P25"><text:span text:style-name="T1"><text:s text:c="12"/></text:span><text:span text:style-name="T2">break</text:span><text:span text:style-name="T1">;</text:span></text:p>
      <text:p text:style-name="P19"><text:s text:c="8"/>}</text:p>
      <text:p text:style-name="P25"><text:span text:style-name="T1"><text:s text:c="4"/>}</text:span><text:span text:style-name="T2">while</text:span><text:span text:style-name="T1">(ans == </text:span><text:span text:style-name="T3">'Y'</text:span><text:span text:style-name="T1"> || ans == </text:span><text:span text:style-name="T3">'y'</text:span><text:span text:style-name="T1">);</text:span></text:p>
      <text:p text:style-name="P19"><text:s text:c="4"/></text:p>
      <text:p text:style-name="P25"><text:span text:style-name="T1"><text:s text:c="4"/></text:span><text:span text:style-name="T4">//Class Base Stats</text:span></text:p>
      <text:p text:style-name="P25"><text:span text:style-name="T1"><text:s text:c="4"/></text:span><text:span text:style-name="T4">//Mage Starter Stats</text:span></text:p>
      <text:p text:style-name="P25"><text:span text:style-name="T1"><text:s text:c="4"/></text:span><text:span text:style-name="T2">if</text:span><text:span text:style-name="T1"> (choice==</text:span><text:span text:style-name="T3">'1'</text:span><text:span text:style-name="T1">){</text:span></text:p>
      <text:p text:style-name="P25"><text:span text:style-name="T1"><text:s text:c="8"/>cout &lt;&lt;</text:span><text:span text:style-name="T3">"Your stats are: "</text:span><text:span text:style-name="T1"> &lt;&lt; endl;</text:span></text:p>
      <text:p text:style-name="P25"><text:span text:style-name="T1"><text:s text:c="8"/>cout &lt;&lt; </text:span><text:span text:style-name="T3">"HP: 100\n"</text:span><text:span text:style-name="T1">; </text:span><text:span text:style-name="T4">//Base Hitpoints</text:span></text:p>
      <text:p text:style-name="P25"><text:span text:style-name="T1"><text:s text:c="8"/>cout &lt;&lt; </text:span><text:span text:style-name="T3">"Attack: 20\n"</text:span><text:span text:style-name="T1">; </text:span><text:span text:style-name="T4">//Base Attack</text:span></text:p>
      <text:p text:style-name="P25"><text:span text:style-name="T1"><text:s text:c="8"/>baseHP=100; </text:span><text:span text:style-name="T4">//Base</text:span></text:p>
      <text:p text:style-name="P25"><text:span text:style-name="T1"><text:s text:c="8"/>baseAttk=20; </text:span><text:span text:style-name="T4">// Base</text:span></text:p>
      <text:p text:style-name="P25"><text:span text:style-name="T1"><text:s text:c="8"/>level = 1; </text:span><text:span text:style-name="T4">// Base</text:span></text:p>
      <text:p text:style-name="P25"><text:span text:style-name="T1"><text:s text:c="8"/>exp = 0; </text:span><text:span text:style-name="T4">// Base</text:span></text:p>
      <text:p text:style-name="P25"><text:span text:style-name="T1"><text:s text:c="8"/>basGold=100; </text:span><text:span text:style-name="T4">//Base</text:span></text:p>
      <text:p text:style-name="P19"><text:s text:c="4"/>}</text:p>
      <text:p text:style-name="P19"><text:s text:c="4"/></text:p>
      <text:p text:style-name="P25"><text:span text:style-name="T1"><text:s text:c="4"/></text:span><text:span text:style-name="T4">//Warrior Starter Stats</text:span></text:p>
      <text:p text:style-name="P25"><text:span text:style-name="T1"><text:s text:c="4"/></text:span><text:span text:style-name="T2">if</text:span><text:span text:style-name="T1"> (choice==</text:span><text:span text:style-name="T3">'2'</text:span><text:span text:style-name="T1">){</text:span></text:p>
      <text:p text:style-name="P25"><text:span text:style-name="T1"><text:s text:c="8"/>cout &lt;&lt;</text:span><text:span text:style-name="T3">"Your stats are: "</text:span><text:span text:style-name="T1"> &lt;&lt; endl;</text:span></text:p>
      <text:p text:style-name="P25"><text:soft-page-break/><text:span text:style-name="T1"><text:s text:c="8"/>cout &lt;&lt; </text:span><text:span text:style-name="T3">"HP: 100\n"</text:span><text:span text:style-name="T1">;</text:span></text:p>
      <text:p text:style-name="P25"><text:span text:style-name="T1"><text:s text:c="8"/>cout &lt;&lt; </text:span><text:span text:style-name="T3">"Attack: 25\n"</text:span><text:span text:style-name="T1">;</text:span></text:p>
      <text:p text:style-name="P19"><text:s text:c="8"/>baseHP=100;</text:p>
      <text:p text:style-name="P19"><text:s text:c="8"/>baseAttk=25;</text:p>
      <text:p text:style-name="P19"><text:s text:c="8"/>level = 1;</text:p>
      <text:p text:style-name="P19"><text:s text:c="8"/>exp = 0;</text:p>
      <text:p text:style-name="P19"><text:s text:c="8"/>basGold=100;</text:p>
      <text:p text:style-name="P19"><text:s text:c="4"/>}</text:p>
      <text:p text:style-name="P19"><text:s text:c="4"/></text:p>
      <text:p text:style-name="P25"><text:span text:style-name="T1"><text:s text:c="4"/></text:span><text:span text:style-name="T4">//Thief Starter Stats</text:span></text:p>
      <text:p text:style-name="P25"><text:span text:style-name="T1"><text:s text:c="5"/></text:span><text:span text:style-name="T2">if</text:span><text:span text:style-name="T1"> (choice==</text:span><text:span text:style-name="T3">'3'</text:span><text:span text:style-name="T1">){</text:span></text:p>
      <text:p text:style-name="P25"><text:span text:style-name="T1"><text:s text:c="8"/>cout &lt;&lt;</text:span><text:span text:style-name="T3">"Your stats are: "</text:span><text:span text:style-name="T1"> &lt;&lt; endl;</text:span></text:p>
      <text:p text:style-name="P25"><text:span text:style-name="T1"><text:s text:c="8"/>cout &lt;&lt; </text:span><text:span text:style-name="T3">"HP: 100\n"</text:span><text:span text:style-name="T1">;</text:span></text:p>
      <text:p text:style-name="P25"><text:span text:style-name="T1"><text:s text:c="8"/>cout &lt;&lt; </text:span><text:span text:style-name="T3">"Attack: 20\n"</text:span><text:span text:style-name="T1">;</text:span></text:p>
      <text:p text:style-name="P19"><text:s text:c="8"/>baseHP=100;</text:p>
      <text:p text:style-name="P19"><text:s text:c="8"/>baseAttk=20;</text:p>
      <text:p text:style-name="P19"><text:s text:c="8"/>level = 1;</text:p>
      <text:p text:style-name="P19"><text:s text:c="8"/>exp = 0;</text:p>
      <text:p text:style-name="P19"><text:s text:c="8"/>basGold=100;</text:p>
      <text:p text:style-name="P19"><text:s text:c="4"/>}</text:p>
      <text:p text:style-name="P19"><text:s text:c="4"/></text:p>
      <text:p text:style-name="P25"><text:span text:style-name="T1"><text:s text:c="5"/></text:span><text:span text:style-name="T4">//Archer Starter Stats</text:span></text:p>
      <text:p text:style-name="P25"><text:span text:style-name="T1"><text:s text:c="5"/></text:span><text:span text:style-name="T2">if</text:span><text:span text:style-name="T1"> (choice==</text:span><text:span text:style-name="T3">'4'</text:span><text:span text:style-name="T1">){</text:span></text:p>
      <text:p text:style-name="P25"><text:span text:style-name="T1"><text:s text:c="8"/>cout &lt;&lt;</text:span><text:span text:style-name="T3">"Your stats are: "</text:span><text:span text:style-name="T1"> &lt;&lt; endl;</text:span></text:p>
      <text:p text:style-name="P25"><text:span text:style-name="T1"><text:s text:c="8"/>cout &lt;&lt; </text:span><text:span text:style-name="T3">"HP: 100\n"</text:span><text:span text:style-name="T1">;</text:span></text:p>
      <text:p text:style-name="P25"><text:span text:style-name="T1"><text:s text:c="8"/>cout &lt;&lt; </text:span><text:span text:style-name="T3">"Attack: 20\n"</text:span><text:span text:style-name="T1">;</text:span></text:p>
      <text:p text:style-name="P19"><text:s text:c="8"/>baseHP=100;</text:p>
      <text:p text:style-name="P19"><text:s text:c="8"/>baseAttk=20;</text:p>
      <text:p text:style-name="P19"><text:s text:c="8"/>level = 1;</text:p>
      <text:p text:style-name="P19"><text:s text:c="8"/>exp = 0;</text:p>
      <text:p text:style-name="P19"><text:s text:c="8"/>basGold=100;</text:p>
      <text:p text:style-name="P19"><text:s text:c="4"/>}</text:p>
      <text:p text:style-name="P19"><text:s text:c="4"/></text:p>
      <text:p text:style-name="P25"><text:span text:style-name="T1"><text:s text:c="4"/></text:span><text:span text:style-name="T4">//Main Menu</text:span></text:p>
      <text:p text:style-name="P25"><text:span text:style-name="T1"><text:s text:c="4"/></text:span><text:span text:style-name="T2">do</text:span><text:span text:style-name="T1">{</text:span></text:p>
      <text:p text:style-name="P25"><text:span text:style-name="T1"><text:s text:c="8"/></text:span><text:span text:style-name="T2">if</text:span><text:span text:style-name="T1">(baseHP&lt;100){ </text:span><text:span text:style-name="T4">//Reset HP</text:span></text:p>
      <text:p text:style-name="P19"><text:s text:c="12"/>baseHP=100;</text:p>
      <text:p text:style-name="P19"><text:s text:c="8"/>}</text:p>
      <text:p text:style-name="P25"><text:span text:style-name="T1"><text:s text:c="8"/></text:span><text:span text:style-name="T2">if</text:span><text:span text:style-name="T1">(baseAttk&lt;20){ </text:span><text:span text:style-name="T4">//Reset Attack</text:span></text:p>
      <text:p text:style-name="P19"><text:s text:c="12"/>baseAttk=20;</text:p>
      <text:p text:style-name="P19"><text:s text:c="8"/>}</text:p>
      <text:p text:style-name="P25"><text:span text:style-name="T1"><text:s text:c="8"/>mainMenu(baseHP,baseAttk,level,basGold,exp); </text:span><text:span text:style-name="T4">// Main Menu</text:span></text:p>
      <text:p text:style-name="P25"><text:span text:style-name="T1"><text:s text:c="8"/>choice2=menuAns(); </text:span><text:span text:style-name="T4">//Choice for Main Menu</text:span></text:p>
      <text:p text:style-name="P19"/>
      <text:p text:style-name="P25"><text:span text:style-name="T1"><text:s text:c="4"/></text:span><text:span text:style-name="T2">switch</text:span><text:span text:style-name="T1">(choice2){</text:span></text:p>
      <text:p text:style-name="P25"><text:span text:style-name="T1"><text:s text:c="8"/></text:span><text:span text:style-name="T4">//Travel</text:span></text:p>
      <text:p text:style-name="P25"><text:span text:style-name="T1"><text:s text:c="8"/></text:span><text:span text:style-name="T2">case</text:span><text:span text:style-name="T1"> </text:span><text:span text:style-name="T3">'1'</text:span><text:span text:style-name="T1">:{</text:span></text:p>
      <text:p text:style-name="P25"><text:span text:style-name="T1"><text:s text:c="8"/>gold = (rand()%20)+5; </text:span><text:span text:style-name="T4">//Random Gold for &lt;=5</text:span></text:p>
      <text:p text:style-name="P25"><text:span text:style-name="T1"><text:s text:c="8"/>gold2 = (rand()%30)+4; </text:span><text:span text:style-name="T4">//Random gold for &lt;=40</text:span></text:p>
      <text:p text:style-name="P25"><text:span text:style-name="T1"><text:s text:c="8"/>gold3 = (rand()%50)+5; </text:span><text:span text:style-name="T4">//Random Gold for &gt;40</text:span></text:p>
      <text:p text:style-name="P19"><text:s text:c="8"/></text:p>
      <text:p text:style-name="P25"><text:span text:style-name="T1"><text:s text:c="8"/>cout &lt;&lt; </text:span><text:span text:style-name="T3">"How far would you like to travel?(Miles)\n"</text:span><text:span text:style-name="T1">;</text:span></text:p>
      <text:p text:style-name="P19"><text:s text:c="8"/>cin &gt;&gt; travel;</text:p>
      <text:p text:style-name="P25"><text:span text:style-name="T1"><text:s text:c="8"/></text:span><text:span text:style-name="T2">if</text:span><text:span text:style-name="T1">(travel&lt;=5){</text:span></text:p>
      <text:p text:style-name="P25"><text:span text:style-name="T1"><text:s text:c="12"/>cout &lt;&lt; </text:span><text:span text:style-name="T3">"You have traveled quiet a few miles and found "</text:span><text:span text:style-name="T1"> &lt;&lt;</text:span></text:p>
      <text:p text:style-name="P25"><text:span text:style-name="T1"><text:s text:c="20"/>gold &lt;&lt; </text:span><text:span text:style-name="T3">" pieces of gold!"</text:span><text:span text:style-name="T1"> &lt;&lt; endl;</text:span></text:p>
      <text:p text:style-name="P19"><text:s text:c="12"/>basGold=gold+basGold;</text:p>
      <text:p text:style-name="P25"><text:span text:style-name="T1"><text:s text:c="12"/>cout &lt;&lt; </text:span><text:span text:style-name="T3">"-------------------------"</text:span><text:span text:style-name="T1">&lt;&lt; endl;</text:span></text:p>
      <text:p text:style-name="P19"><text:s text:c="12"/>retMenu();</text:p>
      <text:p text:style-name="P19"><text:s text:c="12"/>choice5=retAns();</text:p>
      <text:p text:style-name="P25"><text:soft-page-break/><text:span text:style-name="T1"><text:s text:c="16"/></text:span><text:span text:style-name="T2">break</text:span><text:span text:style-name="T1">;</text:span></text:p>
      <text:p text:style-name="P19"><text:s text:c="8"/>}</text:p>
      <text:p text:style-name="P25"><text:span text:style-name="T1"><text:s text:c="8"/></text:span><text:span text:style-name="T2">else</text:span><text:span text:style-name="T1"> </text:span><text:span text:style-name="T2">if</text:span><text:span text:style-name="T1">(travel&gt;5 &amp;&amp; travel&lt;=40){</text:span></text:p>
      <text:p text:style-name="P25"><text:span text:style-name="T1"><text:s text:c="16"/>cout &lt;&lt; </text:span><text:span text:style-name="T3">"You have traveled a long way and found "</text:span><text:span text:style-name="T1"> &lt;&lt;</text:span></text:p>
      <text:p text:style-name="P25"><text:span text:style-name="T1"><text:s text:c="24"/>gold2 &lt;&lt; </text:span><text:span text:style-name="T3">" pieces of gold along the way!"</text:span><text:span text:style-name="T1"> &lt;&lt; endl;</text:span></text:p>
      <text:p text:style-name="P19"><text:s text:c="16"/>basGold=gold2+basGold;</text:p>
      <text:p text:style-name="P25"><text:span text:style-name="T1"><text:s text:c="16"/>cout &lt;&lt; </text:span><text:span text:style-name="T3">"-------------------------"</text:span><text:span text:style-name="T1">&lt;&lt; endl;</text:span></text:p>
      <text:p text:style-name="P19"><text:s text:c="16"/>retMenu();</text:p>
      <text:p text:style-name="P19"><text:s text:c="16"/>choice5=retAns();</text:p>
      <text:p text:style-name="P25"><text:span text:style-name="T1"><text:s text:c="16"/></text:span><text:span text:style-name="T2">break</text:span><text:span text:style-name="T1">;</text:span></text:p>
      <text:p text:style-name="P19"><text:s text:c="12"/>}</text:p>
      <text:p text:style-name="P25"><text:span text:style-name="T1"><text:s text:c="8"/></text:span><text:span text:style-name="T2">else</text:span><text:span text:style-name="T1"> </text:span><text:span text:style-name="T2">if</text:span><text:span text:style-name="T1">(travel&gt;40){</text:span></text:p>
      <text:p text:style-name="P25"><text:span text:style-name="T1"><text:s text:c="16"/>cout &lt;&lt; </text:span><text:span text:style-name="T3">"Hey! Where are you going! Come back!"</text:span><text:span text:style-name="T1"> &lt;&lt; endl;</text:span></text:p>
      <text:p text:style-name="P25"><text:span text:style-name="T1"><text:s text:c="16"/>cout &lt;&lt; </text:span><text:span text:style-name="T3">"You went on a journey and fought many monsters,"</text:span></text:p>
      <text:p text:style-name="P25"><text:span text:style-name="T1"><text:s text:c="24"/></text:span><text:span text:style-name="T3">"and gained "</text:span><text:span text:style-name="T1"> &lt;&lt; gold3 &lt;&lt; </text:span><text:span text:style-name="T3">" gold pieces!"</text:span><text:span text:style-name="T1"> &lt;&lt; endl;</text:span></text:p>
      <text:p text:style-name="P19"><text:s text:c="16"/>basGold=gold3+basGold;</text:p>
      <text:p text:style-name="P25"><text:span text:style-name="T1"><text:s text:c="16"/>cout &lt;&lt; </text:span><text:span text:style-name="T3">"-------------------------"</text:span><text:span text:style-name="T1">&lt;&lt; endl;</text:span></text:p>
      <text:p text:style-name="P19"><text:s text:c="16"/>retMenu();</text:p>
      <text:p text:style-name="P19"><text:s text:c="16"/>choice5=retAns();</text:p>
      <text:p text:style-name="P25"><text:span text:style-name="T1"><text:s text:c="16"/></text:span><text:span text:style-name="T2">break</text:span><text:span text:style-name="T1">;</text:span></text:p>
      <text:p text:style-name="P19"><text:s text:c="16"/>}</text:p>
      <text:p text:style-name="P19"><text:s text:c="8"/>}</text:p>
      <text:p text:style-name="P19"><text:s text:c="4"/></text:p>
      <text:p text:style-name="P25"><text:span text:style-name="T1"><text:s text:c="4"/></text:span><text:span text:style-name="T4">//Battle System, Option 2</text:span></text:p>
      <text:p text:style-name="P25"><text:span text:style-name="T1"><text:s text:c="8"/></text:span><text:span text:style-name="T2">case</text:span><text:span text:style-name="T1"> </text:span><text:span text:style-name="T3">'2'</text:span><text:span text:style-name="T1">:{</text:span></text:p>
      <text:p text:style-name="P25"><text:span text:style-name="T1"><text:s text:c="4"/>cout &lt;&lt; </text:span><text:span text:style-name="T3">"Welcome!"</text:span><text:span text:style-name="T1"> &lt;&lt; endl;</text:span></text:p>
      <text:p text:style-name="P25"><text:span text:style-name="T1"><text:s text:c="4"/>cout &lt;&lt; </text:span><text:span text:style-name="T3">"Let's begin!"</text:span><text:span text:style-name="T1"> &lt;&lt; endl;</text:span></text:p>
      <text:p text:style-name="P19"><text:s text:c="4"/></text:p>
      <text:p text:style-name="P25"><text:span text:style-name="T1"><text:s text:c="4"/></text:span><text:span text:style-name="T4">//Monster One - Bat</text:span></text:p>
      <text:p text:style-name="P25"><text:span text:style-name="T1"><text:s text:c="4"/>mobHP = 15; </text:span><text:span text:style-name="T4">//Mob Monster HP</text:span></text:p>
      <text:p text:style-name="P25"><text:span text:style-name="T1"><text:s text:c="4"/></text:span><text:span text:style-name="T2">while</text:span><text:span text:style-name="T1"> (baseHP &gt; 0 &amp;&amp; mobHP &gt; 0){</text:span></text:p>
      <text:p text:style-name="P25"><text:span text:style-name="T1"><text:s text:c="4"/>mobdmg = (rand()%6)+1; </text:span><text:span text:style-name="T4">//Mob Attack</text:span></text:p>
      <text:p text:style-name="P25"><text:span text:style-name="T1"><text:s text:c="4"/>cout &lt;&lt; </text:span><text:span text:style-name="T3">"A wild Bat has attacked and did "</text:span><text:span text:style-name="T1"> &lt;&lt; mobdmg </text:span></text:p>
      <text:p text:style-name="P25"><text:span text:style-name="T1"><text:s text:c="12"/>&lt;&lt; </text:span><text:span text:style-name="T3">" damage to you!"</text:span><text:span text:style-name="T1"> &lt;&lt; endl;</text:span></text:p>
      <text:p text:style-name="P25"><text:span text:style-name="T1"><text:s text:c="4"/>baseHP=baseHP-mobdmg; </text:span><text:span text:style-name="T4">//Subtract from HP</text:span></text:p>
      <text:p text:style-name="P25"><text:span text:style-name="T1"><text:s text:c="4"/>display(baseHP,mobHP); </text:span><text:span text:style-name="T4">// Display HP for both</text:span></text:p>
      <text:p text:style-name="P25"><text:span text:style-name="T1"><text:s text:c="4"/>death(mobHP,baseHP); </text:span><text:span text:style-name="T4">//Check for death</text:span></text:p>
      <text:p text:style-name="P19"><text:s text:c="4"/></text:p>
      <text:p text:style-name="P19"><text:s text:c="4"/>baseAttk = (rand()%baseAttk)+7;</text:p>
      <text:p text:style-name="P25"><text:span text:style-name="T1"><text:s text:c="4"/>cout &lt;&lt; </text:span><text:span text:style-name="T3">"You've hit the monster and did "</text:span><text:span text:style-name="T1"> &lt;&lt; baseAttk</text:span></text:p>
      <text:p text:style-name="P25"><text:span text:style-name="T1"><text:s text:c="12"/>&lt;&lt; </text:span><text:span text:style-name="T3">" damage to it!"</text:span><text:span text:style-name="T1"> &lt;&lt; endl;</text:span></text:p>
      <text:p text:style-name="P25"><text:span text:style-name="T1"><text:s text:c="4"/>mobHP=mobHP-baseAttk; </text:span><text:span text:style-name="T4">// Subtract from Mob</text:span></text:p>
      <text:p text:style-name="P25"><text:span text:style-name="T1"><text:s text:c="4"/>display(baseHP,mobHP); </text:span><text:span text:style-name="T4">//Display HP for both</text:span></text:p>
      <text:p text:style-name="P25"><text:span text:style-name="T1"><text:s text:c="4"/>mobChk(mobHP,baseHP); </text:span><text:span text:style-name="T4">//Check for Mob death</text:span></text:p>
      <text:p text:style-name="P19"><text:s text:c="14"/>}</text:p>
      <text:p text:style-name="P25"><text:span text:style-name="T1"><text:s text:c="4"/>exp=5+exp; </text:span><text:span text:style-name="T4">//Gain experience</text:span></text:p>
      <text:p text:style-name="P25"><text:span text:style-name="T1"><text:s text:c="4"/>levUP(exp,level); </text:span><text:span text:style-name="T4">//Check for level up</text:span></text:p>
      <text:p text:style-name="P19"><text:s text:c="4"/></text:p>
      <text:p text:style-name="P19"><text:s text:c="4"/>cont(choice3,baseHP,maxHP);</text:p>
      <text:p text:style-name="P19"><text:s text:c="4"/></text:p>
      <text:p text:style-name="P25"><text:span text:style-name="T1"><text:s text:c="4"/></text:span><text:span text:style-name="T4">//Monster Two - Goblin</text:span></text:p>
      <text:p text:style-name="P25"><text:span text:style-name="T1"><text:s text:c="4"/>mobHP = 30; </text:span><text:span text:style-name="T4">//Mob Monster HP</text:span></text:p>
      <text:p text:style-name="P25"><text:span text:style-name="T1"><text:s text:c="4"/></text:span><text:span text:style-name="T2">while</text:span><text:span text:style-name="T1"> (baseHP &gt; 0 &amp;&amp; mobHP &gt; 0){</text:span></text:p>
      <text:p text:style-name="P25"><text:span text:style-name="T1"><text:s text:c="4"/>mobdmg = (rand()%9)+1; </text:span><text:span text:style-name="T4">//Mob Attack</text:span></text:p>
      <text:p text:style-name="P25"><text:span text:style-name="T1"><text:s text:c="4"/>cout &lt;&lt; </text:span><text:span text:style-name="T3">"A wild Goblin has attacked and did "</text:span><text:span text:style-name="T1"> &lt;&lt; mobdmg </text:span></text:p>
      <text:p text:style-name="P25"><text:span text:style-name="T1"><text:s text:c="12"/>&lt;&lt; </text:span><text:span text:style-name="T3">" damage to you!"</text:span><text:span text:style-name="T1"> &lt;&lt; endl;</text:span></text:p>
      <text:p text:style-name="P25"><text:span text:style-name="T1"><text:s text:c="4"/>baseHP=baseHP-mobdmg; </text:span><text:span text:style-name="T4">//Subtract from HP</text:span></text:p>
      <text:p text:style-name="P25"><text:span text:style-name="T1"><text:s text:c="4"/>display(baseHP,mobHP); </text:span><text:span text:style-name="T4">// Display HP for both</text:span></text:p>
      <text:p text:style-name="P25"><text:span text:style-name="T1"><text:s text:c="4"/>death(mobHP,baseHP); </text:span><text:span text:style-name="T4">//Check for death</text:span></text:p>
      <text:p text:style-name="P19"><text:s text:c="4"/></text:p>
      <text:p text:style-name="P19"><text:soft-page-break/><text:s text:c="4"/>baseAttk = (rand()%baseAttk)+7;</text:p>
      <text:p text:style-name="P25"><text:span text:style-name="T1"><text:s text:c="4"/>cout &lt;&lt; </text:span><text:span text:style-name="T3">"You've hit the monster and did "</text:span><text:span text:style-name="T1"> &lt;&lt; baseAttk</text:span></text:p>
      <text:p text:style-name="P25"><text:span text:style-name="T1"><text:s text:c="12"/>&lt;&lt; </text:span><text:span text:style-name="T3">" damage to it!"</text:span><text:span text:style-name="T1"> &lt;&lt; endl;</text:span></text:p>
      <text:p text:style-name="P25"><text:span text:style-name="T1"><text:s text:c="4"/>mobHP=mobHP-baseAttk; </text:span><text:span text:style-name="T4">// Subtract from Mob</text:span></text:p>
      <text:p text:style-name="P25"><text:span text:style-name="T1"><text:s text:c="4"/>display(baseHP,mobHP); </text:span><text:span text:style-name="T4">//Display HP for both</text:span></text:p>
      <text:p text:style-name="P25"><text:span text:style-name="T1"><text:s text:c="4"/>mobChk(mobHP,baseHP); </text:span><text:span text:style-name="T4">//Check for Mob death</text:span></text:p>
      <text:p text:style-name="P19"><text:s text:c="14"/>}</text:p>
      <text:p text:style-name="P25"><text:span text:style-name="T1"><text:s text:c="4"/>exp=10+exp; </text:span><text:span text:style-name="T4">//Gain experience</text:span></text:p>
      <text:p text:style-name="P25"><text:span text:style-name="T1"><text:s text:c="4"/>levUP(exp,level); </text:span><text:span text:style-name="T4">//Check for level up</text:span></text:p>
      <text:p text:style-name="P19"/>
      <text:p text:style-name="P19"><text:s text:c="4"/>cont(choice3,baseHP,maxHP);</text:p>
      <text:p text:style-name="P19"><text:s text:c="4"/></text:p>
      <text:p text:style-name="P25"><text:span text:style-name="T1"><text:s text:c="4"/></text:span><text:span text:style-name="T4">//Monster Three - Hatchling</text:span></text:p>
      <text:p text:style-name="P25"><text:span text:style-name="T1"><text:s text:c="4"/>mobHP = 35; </text:span><text:span text:style-name="T4">//Mob Monster HP</text:span></text:p>
      <text:p text:style-name="P25"><text:span text:style-name="T1"><text:s text:c="4"/></text:span><text:span text:style-name="T2">while</text:span><text:span text:style-name="T1"> (baseHP &gt; 0 &amp;&amp; mobHP &gt; 0){</text:span></text:p>
      <text:p text:style-name="P25"><text:span text:style-name="T1"><text:s text:c="4"/>mobdmg = (rand()%10)+2; </text:span><text:span text:style-name="T4">//Mob Attack</text:span></text:p>
      <text:p text:style-name="P25"><text:span text:style-name="T1"><text:s text:c="4"/>cout &lt;&lt; </text:span><text:span text:style-name="T3">"A wild Hatchling has attacked and did "</text:span><text:span text:style-name="T1"> &lt;&lt; mobdmg </text:span></text:p>
      <text:p text:style-name="P25"><text:span text:style-name="T1"><text:s text:c="12"/>&lt;&lt; </text:span><text:span text:style-name="T3">" damage to you!"</text:span><text:span text:style-name="T1"> &lt;&lt; endl;</text:span></text:p>
      <text:p text:style-name="P25"><text:span text:style-name="T1"><text:s text:c="4"/>baseHP=baseHP-mobdmg; </text:span><text:span text:style-name="T4">//Subtract from HP</text:span></text:p>
      <text:p text:style-name="P25"><text:span text:style-name="T1"><text:s text:c="4"/>display(baseHP,mobHP); </text:span><text:span text:style-name="T4">// Display HP for both</text:span></text:p>
      <text:p text:style-name="P25"><text:span text:style-name="T1"><text:s text:c="4"/>death(mobHP,baseHP); </text:span><text:span text:style-name="T4">//Check for death</text:span></text:p>
      <text:p text:style-name="P19"><text:s text:c="4"/></text:p>
      <text:p text:style-name="P19"><text:s text:c="4"/>baseAttk = (rand()%baseAttk)+7;</text:p>
      <text:p text:style-name="P25"><text:span text:style-name="T1"><text:s text:c="4"/>cout &lt;&lt; </text:span><text:span text:style-name="T3">"You've hit the monster and did "</text:span><text:span text:style-name="T1"> &lt;&lt; baseAttk</text:span></text:p>
      <text:p text:style-name="P25"><text:span text:style-name="T1"><text:s text:c="12"/>&lt;&lt; </text:span><text:span text:style-name="T3">" damage to it!"</text:span><text:span text:style-name="T1"> &lt;&lt; endl;</text:span></text:p>
      <text:p text:style-name="P25"><text:span text:style-name="T1"><text:s text:c="4"/>mobHP=mobHP-baseAttk; </text:span><text:span text:style-name="T4">// Subtract from Mob</text:span></text:p>
      <text:p text:style-name="P25"><text:span text:style-name="T1"><text:s text:c="4"/>display(baseHP,mobHP); </text:span><text:span text:style-name="T4">//Display HP for both</text:span></text:p>
      <text:p text:style-name="P25"><text:span text:style-name="T1"><text:s text:c="4"/>mobChk(mobHP,baseHP); </text:span><text:span text:style-name="T4">//Check for Mob death</text:span></text:p>
      <text:p text:style-name="P19"><text:s text:c="14"/>}</text:p>
      <text:p text:style-name="P25"><text:span text:style-name="T1"><text:s text:c="4"/>exp=15+exp; </text:span><text:span text:style-name="T4">//Gain experience</text:span></text:p>
      <text:p text:style-name="P25"><text:span text:style-name="T1"><text:s text:c="4"/>levUP(exp,level); </text:span><text:span text:style-name="T4">//Check for level up</text:span></text:p>
      <text:p text:style-name="P19"><text:s text:c="4"/></text:p>
      <text:p text:style-name="P19"><text:s text:c="4"/>cont(choice3,baseHP,maxHP);</text:p>
      <text:p text:style-name="P19"><text:s text:c="4"/></text:p>
      <text:p text:style-name="P25"><text:span text:style-name="T1"><text:s text:c="4"/></text:span><text:span text:style-name="T4">//Boss</text:span></text:p>
      <text:p text:style-name="P25"><text:span text:style-name="T1"><text:s text:c="4"/>mobHP = 40; </text:span><text:span text:style-name="T4">//Mob Monster HP</text:span></text:p>
      <text:p text:style-name="P25"><text:span text:style-name="T1"><text:s text:c="4"/></text:span><text:span text:style-name="T2">while</text:span><text:span text:style-name="T1"> (baseHP &gt; 0 &amp;&amp; mobHP &gt; 0){</text:span></text:p>
      <text:p text:style-name="P25"><text:span text:style-name="T1"><text:s text:c="4"/>mobdmg = (rand()%12)+2; </text:span><text:span text:style-name="T4">//Mob Attack</text:span></text:p>
      <text:p text:style-name="P25"><text:span text:style-name="T1"><text:s text:c="4"/>cout &lt;&lt; </text:span><text:span text:style-name="T3">"The Boss has attacked and did "</text:span><text:span text:style-name="T1"> &lt;&lt; mobdmg </text:span></text:p>
      <text:p text:style-name="P25"><text:span text:style-name="T1"><text:s text:c="12"/>&lt;&lt; </text:span><text:span text:style-name="T3">" damage to you!"</text:span><text:span text:style-name="T1"> &lt;&lt; endl;</text:span></text:p>
      <text:p text:style-name="P25"><text:span text:style-name="T1"><text:s text:c="4"/>baseHP=baseHP-mobdmg; </text:span><text:span text:style-name="T4">//Subtract from HP</text:span></text:p>
      <text:p text:style-name="P25"><text:span text:style-name="T1"><text:s text:c="4"/>display(baseHP,mobHP); </text:span><text:span text:style-name="T4">// Display HP for both</text:span></text:p>
      <text:p text:style-name="P25"><text:span text:style-name="T1"><text:s text:c="4"/>death(mobHP,baseHP); </text:span><text:span text:style-name="T4">//Check for death</text:span></text:p>
      <text:p text:style-name="P19"><text:s text:c="4"/></text:p>
      <text:p text:style-name="P19"><text:s text:c="4"/>baseAttk = (rand()%baseAttk)+7;</text:p>
      <text:p text:style-name="P25"><text:span text:style-name="T1"><text:s text:c="4"/>cout &lt;&lt; </text:span><text:span text:style-name="T3">"You've hit the monster and did "</text:span><text:span text:style-name="T1"> &lt;&lt; baseAttk</text:span></text:p>
      <text:p text:style-name="P25"><text:span text:style-name="T1"><text:s text:c="12"/>&lt;&lt; </text:span><text:span text:style-name="T3">" damage to it!"</text:span><text:span text:style-name="T1"> &lt;&lt; endl;</text:span></text:p>
      <text:p text:style-name="P25"><text:span text:style-name="T1"><text:s text:c="4"/>mobHP=mobHP-baseAttk; </text:span><text:span text:style-name="T4">// Subtract from Mob</text:span></text:p>
      <text:p text:style-name="P25"><text:span text:style-name="T1"><text:s text:c="4"/>display(baseHP,mobHP); </text:span><text:span text:style-name="T4">//Display HP for both</text:span></text:p>
      <text:p text:style-name="P25"><text:span text:style-name="T1"><text:s text:c="4"/>mobChk(mobHP,baseHP); </text:span><text:span text:style-name="T4">//Check for Mob death</text:span></text:p>
      <text:p text:style-name="P19"><text:s text:c="14"/>}</text:p>
      <text:p text:style-name="P25"><text:span text:style-name="T1"><text:s text:c="4"/>exp=25+exp; </text:span><text:span text:style-name="T4">//Gain experience</text:span></text:p>
      <text:p text:style-name="P25"><text:span text:style-name="T1"><text:s text:c="4"/>levUP(exp,level); </text:span><text:span text:style-name="T4">//Check for level up</text:span></text:p>
      <text:p text:style-name="P19"/>
      <text:p text:style-name="P19"><text:s text:c="4"/>retMenu();</text:p>
      <text:p text:style-name="P19"><text:s text:c="4"/>choice5=retAns();</text:p>
      <text:p text:style-name="P19"><text:s text:c="4"/></text:p>
      <text:p text:style-name="P19"><text:s text:c="8"/>}</text:p>
      <text:p text:style-name="P25"><text:span text:style-name="T1"><text:s text:c="8"/></text:span><text:span text:style-name="T2">break</text:span><text:span text:style-name="T1">;</text:span></text:p>
      <text:p text:style-name="P25"><text:span text:style-name="T1"><text:s text:c="8"/></text:span><text:span text:style-name="T4">//Shop</text:span></text:p>
      <text:p text:style-name="P25"><text:soft-page-break/><text:span text:style-name="T1"><text:s text:c="8"/></text:span><text:span text:style-name="T2">case</text:span><text:span text:style-name="T1"> </text:span><text:span text:style-name="T3">'3'</text:span><text:span text:style-name="T1">:{</text:span></text:p>
      <text:p text:style-name="P25"><text:span text:style-name="T1"><text:s text:c="4"/>cout &lt;&lt; </text:span><text:span text:style-name="T3">"Welcome to the shop!"</text:span><text:span text:style-name="T1"> &lt;&lt; endl;</text:span></text:p>
      <text:p text:style-name="P25"><text:span text:style-name="T1"><text:s text:c="4"/>cout &lt;&lt; </text:span><text:span text:style-name="T3">"What would you like to buy?"</text:span><text:span text:style-name="T1"> &lt;&lt; endl;</text:span></text:p>
      <text:p text:style-name="P25"><text:span text:style-name="T1"><text:s text:c="4"/>cout &lt;&lt; </text:span><text:span text:style-name="T3">"(1)Basic Sword (+3 Attack,100 Gold) "</text:span><text:span text:style-name="T1"> &lt;&lt; endl;</text:span></text:p>
      <text:p text:style-name="P25"><text:span text:style-name="T1"><text:s text:c="4"/>cout &lt;&lt; </text:span><text:span text:style-name="T3">"(2)Strong Sword (+5 Attack, +1HP, 200 Gold) "</text:span><text:span text:style-name="T1"> &lt;&lt; endl;</text:span></text:p>
      <text:p text:style-name="P25"><text:span text:style-name="T1"><text:s text:c="4"/>cout &lt;&lt; </text:span><text:span text:style-name="T3">"(3)Heavy Sword (+7 Attack, +3HP, 300 Gold) "</text:span><text:span text:style-name="T1"> &lt;&lt; endl;</text:span></text:p>
      <text:p text:style-name="P25"><text:span text:style-name="T1"><text:s text:c="4"/>cout &lt;&lt; </text:span><text:span text:style-name="T3">"(4)Platinum Sword (+10 Attack, +5HP, 400 Gold) "</text:span><text:span text:style-name="T1"> &lt;&lt; endl;</text:span></text:p>
      <text:p text:style-name="P25"><text:span text:style-name="T1"><text:s text:c="4"/>cout &lt;&lt; </text:span><text:span text:style-name="T3">"(5)Master Sword (+12 Attack, +10HP, 500 Gold) "</text:span><text:span text:style-name="T1"> &lt;&lt; endl;</text:span></text:p>
      <text:p text:style-name="P19"><text:s text:c="4"/>cin &gt;&gt; choice4;</text:p>
      <text:p text:style-name="P19"><text:s text:c="4"/></text:p>
      <text:p text:style-name="P25"><text:span text:style-name="T1"><text:s text:c="4"/></text:span><text:span text:style-name="T2">switch</text:span><text:span text:style-name="T1">(choice4){</text:span></text:p>
      <text:p text:style-name="P25"><text:span text:style-name="T1"><text:s text:c="8"/></text:span><text:span text:style-name="T2">case</text:span><text:span text:style-name="T1"> </text:span><text:span text:style-name="T3">'1'</text:span><text:span text:style-name="T1">:{</text:span></text:p>
      <text:p text:style-name="P25"><text:span text:style-name="T1"><text:s text:c="12"/></text:span><text:span text:style-name="T4">//Basic Sword Purchase</text:span></text:p>
      <text:p text:style-name="P25"><text:span text:style-name="T1"><text:s text:c="12"/></text:span><text:span text:style-name="T2">if</text:span><text:span text:style-name="T1">(basGold &gt;= 100){</text:span></text:p>
      <text:p text:style-name="P25"><text:span text:style-name="T1"><text:s text:c="16"/>cout &lt;&lt; </text:span><text:span text:style-name="T3">"Here you go!"</text:span><text:span text:style-name="T1"> &lt;&lt; endl;</text:span></text:p>
      <text:p text:style-name="P19"><text:s text:c="16"/>basGold=basGold-100;</text:p>
      <text:p text:style-name="P25"><text:span text:style-name="T1"><text:s text:c="16"/>cout &lt;&lt; </text:span><text:span text:style-name="T3">"You have gained a basic sword!"</text:span><text:span text:style-name="T1"> &lt;&lt; endl;</text:span></text:p>
      <text:p text:style-name="P19"><text:s text:c="16"/>baseAttk=baseAttk+3;</text:p>
      <text:p text:style-name="P19"><text:s text:c="12"/>}</text:p>
      <text:p text:style-name="P25"><text:span text:style-name="T1"><text:s text:c="12"/></text:span><text:span text:style-name="T2">else</text:span><text:span text:style-name="T1"> </text:span><text:span text:style-name="T2">if</text:span><text:span text:style-name="T1"> (basGold &lt; 100){</text:span></text:p>
      <text:p text:style-name="P25"><text:span text:style-name="T1"><text:s text:c="16"/>cout &lt;&lt; </text:span><text:span text:style-name="T3">"Sorry! You don't have enough money!"</text:span><text:span text:style-name="T1"> &lt;&lt; endl;</text:span></text:p>
      <text:p text:style-name="P19"><text:s text:c="12"/>}</text:p>
      <text:p text:style-name="P25"><text:span text:style-name="T1"><text:s text:c="12"/></text:span><text:span text:style-name="T2">break</text:span><text:span text:style-name="T1">;</text:span></text:p>
      <text:p text:style-name="P19"><text:s text:c="8"/>}</text:p>
      <text:p text:style-name="P25"><text:span text:style-name="T1"><text:s text:c="8"/></text:span><text:span text:style-name="T2">case</text:span><text:span text:style-name="T1"> </text:span><text:span text:style-name="T3">'2'</text:span><text:span text:style-name="T1">:{</text:span></text:p>
      <text:p text:style-name="P25"><text:span text:style-name="T1"><text:s text:c="12"/></text:span><text:span text:style-name="T4">//Strong Sword Purchase</text:span></text:p>
      <text:p text:style-name="P25"><text:span text:style-name="T1"><text:s text:c="12"/></text:span><text:span text:style-name="T2">if</text:span><text:span text:style-name="T1">(basGold &gt;= 200){</text:span></text:p>
      <text:p text:style-name="P25"><text:span text:style-name="T1"><text:s text:c="16"/>cout &lt;&lt; </text:span><text:span text:style-name="T3">"Here you go!"</text:span><text:span text:style-name="T1"> &lt;&lt; endl;</text:span></text:p>
      <text:p text:style-name="P19"><text:s text:c="16"/>basGold=basGold-200;</text:p>
      <text:p text:style-name="P25"><text:span text:style-name="T1"><text:s text:c="16"/>cout &lt;&lt; </text:span><text:span text:style-name="T3">"You have gained a Strong sword!"</text:span><text:span text:style-name="T1"> &lt;&lt; endl;</text:span></text:p>
      <text:p text:style-name="P19"><text:s text:c="16"/>baseAttk=baseAttk+5;</text:p>
      <text:p text:style-name="P19"><text:s text:c="16"/>baseHP=baseHP+1;</text:p>
      <text:p text:style-name="P19"><text:s text:c="12"/>}</text:p>
      <text:p text:style-name="P25"><text:span text:style-name="T1"><text:s text:c="12"/></text:span><text:span text:style-name="T2">else</text:span><text:span text:style-name="T1"> </text:span><text:span text:style-name="T2">if</text:span><text:span text:style-name="T1"> (basGold &lt; 200 ){</text:span></text:p>
      <text:p text:style-name="P25"><text:span text:style-name="T1"><text:s text:c="16"/>cout &lt;&lt; </text:span><text:span text:style-name="T3">"Sorry! You don't have enough money!"</text:span><text:span text:style-name="T1"> &lt;&lt; endl;</text:span></text:p>
      <text:p text:style-name="P19"><text:s text:c="12"/>}</text:p>
      <text:p text:style-name="P25"><text:span text:style-name="T1"><text:s text:c="12"/></text:span><text:span text:style-name="T2">break</text:span><text:span text:style-name="T1">;</text:span></text:p>
      <text:p text:style-name="P19"><text:s text:c="8"/>}</text:p>
      <text:p text:style-name="P25"><text:span text:style-name="T1"><text:s text:c="8"/></text:span><text:span text:style-name="T2">case</text:span><text:span text:style-name="T1"> </text:span><text:span text:style-name="T3">'3'</text:span><text:span text:style-name="T1">:{</text:span></text:p>
      <text:p text:style-name="P25"><text:span text:style-name="T1"><text:s text:c="12"/></text:span><text:span text:style-name="T4">//Heavy Sword Purchase</text:span></text:p>
      <text:p text:style-name="P25"><text:span text:style-name="T1"><text:s text:c="12"/></text:span><text:span text:style-name="T2">if</text:span><text:span text:style-name="T1">(basGold &gt;= 300){</text:span></text:p>
      <text:p text:style-name="P25"><text:span text:style-name="T1"><text:s text:c="16"/>cout &lt;&lt; </text:span><text:span text:style-name="T3">"Here you go!"</text:span><text:span text:style-name="T1"> &lt;&lt; endl;</text:span></text:p>
      <text:p text:style-name="P19"><text:s text:c="16"/>basGold=basGold-300;</text:p>
      <text:p text:style-name="P25"><text:span text:style-name="T1"><text:s text:c="16"/>cout &lt;&lt; </text:span><text:span text:style-name="T3">"You have gained a Heavy sword!"</text:span><text:span text:style-name="T1"> &lt;&lt; endl;</text:span></text:p>
      <text:p text:style-name="P19"><text:s text:c="16"/>baseAttk=baseAttk+7;</text:p>
      <text:p text:style-name="P19"><text:s text:c="16"/>baseHP=baseHP+3;</text:p>
      <text:p text:style-name="P19"><text:s text:c="12"/>} <text:s text:c="3"/></text:p>
      <text:p text:style-name="P25"><text:span text:style-name="T1"><text:s text:c="12"/></text:span><text:span text:style-name="T2">else</text:span><text:span text:style-name="T1"> </text:span><text:span text:style-name="T2">if</text:span><text:span text:style-name="T1"> (basGold &lt; 300 ){</text:span></text:p>
      <text:p text:style-name="P25"><text:span text:style-name="T1"><text:s text:c="16"/>cout &lt;&lt; </text:span><text:span text:style-name="T3">"Sorry! You don't have enough money!"</text:span><text:span text:style-name="T1"> &lt;&lt; endl;</text:span></text:p>
      <text:p text:style-name="P19"><text:s text:c="12"/>}</text:p>
      <text:p text:style-name="P25"><text:span text:style-name="T1"><text:s text:c="10"/></text:span><text:span text:style-name="T2">break</text:span><text:span text:style-name="T1">; <text:s text:c="10"/></text:span></text:p>
      <text:p text:style-name="P19"><text:s text:c="8"/>}</text:p>
      <text:p text:style-name="P25"><text:span text:style-name="T1"><text:s text:c="8"/></text:span><text:span text:style-name="T2">case</text:span><text:span text:style-name="T1"> </text:span><text:span text:style-name="T3">'4'</text:span><text:span text:style-name="T1">:{</text:span></text:p>
      <text:p text:style-name="P25"><text:span text:style-name="T1"><text:s text:c="12"/></text:span><text:span text:style-name="T4">//Plat Sword Purchase</text:span></text:p>
      <text:p text:style-name="P25"><text:span text:style-name="T1"><text:s text:c="11"/></text:span><text:span text:style-name="T2">if</text:span><text:span text:style-name="T1">(basGold &gt;= 400){</text:span></text:p>
      <text:p text:style-name="P25"><text:span text:style-name="T1"><text:s text:c="16"/>cout &lt;&lt; </text:span><text:span text:style-name="T3">"Here you go!"</text:span><text:span text:style-name="T1"> &lt;&lt; endl;</text:span></text:p>
      <text:p text:style-name="P19"><text:s text:c="16"/>basGold=basGold-400;</text:p>
      <text:p text:style-name="P25"><text:span text:style-name="T1"><text:s text:c="16"/>cout &lt;&lt; </text:span><text:span text:style-name="T3">"You have gained a Platinum sword!"</text:span><text:span text:style-name="T1"> &lt;&lt; endl;</text:span></text:p>
      <text:p text:style-name="P19"><text:s text:c="16"/>baseAttk=baseAttk+10;</text:p>
      <text:p text:style-name="P19"><text:s text:c="16"/>baseHP=baseHP+7;</text:p>
      <text:p text:style-name="P19"><text:soft-page-break/><text:s text:c="11"/>} <text:s/></text:p>
      <text:p text:style-name="P25"><text:span text:style-name="T1"><text:s text:c="11"/></text:span><text:span text:style-name="T2">else</text:span><text:span text:style-name="T1"> </text:span><text:span text:style-name="T2">if</text:span><text:span text:style-name="T1"> (basGold &lt; 400 ){</text:span></text:p>
      <text:p text:style-name="P25"><text:span text:style-name="T1"><text:s text:c="16"/>cout &lt;&lt; </text:span><text:span text:style-name="T3">"Sorry! You don't have enough money!"</text:span><text:span text:style-name="T1"> &lt;&lt; endl;</text:span></text:p>
      <text:p text:style-name="P19"><text:s text:c="12"/>}</text:p>
      <text:p text:style-name="P25"><text:span text:style-name="T1"><text:s text:c="11"/></text:span><text:span text:style-name="T2">break</text:span><text:span text:style-name="T1">;</text:span></text:p>
      <text:p text:style-name="P19"><text:s text:c="8"/>}</text:p>
      <text:p text:style-name="P25"><text:span text:style-name="T1"><text:s text:c="8"/></text:span><text:span text:style-name="T2">case</text:span><text:span text:style-name="T1"> </text:span><text:span text:style-name="T3">'5'</text:span><text:span text:style-name="T1">:{</text:span></text:p>
      <text:p text:style-name="P25"><text:span text:style-name="T1"><text:s text:c="12"/></text:span><text:span text:style-name="T4">//Master Sword Purchase</text:span></text:p>
      <text:p text:style-name="P25"><text:span text:style-name="T1"><text:s text:c="10"/></text:span><text:span text:style-name="T2">if</text:span><text:span text:style-name="T1">(basGold &gt;= 500){</text:span></text:p>
      <text:p text:style-name="P25"><text:span text:style-name="T1"><text:s text:c="16"/>cout &lt;&lt; </text:span><text:span text:style-name="T3">"Here you go!"</text:span><text:span text:style-name="T1"> &lt;&lt; endl;</text:span></text:p>
      <text:p text:style-name="P19"><text:s text:c="16"/>basGold=basGold-500;</text:p>
      <text:p text:style-name="P25"><text:span text:style-name="T1"><text:s text:c="16"/>cout &lt;&lt; </text:span><text:span text:style-name="T3">"You have gained a Master sword!"</text:span><text:span text:style-name="T1"> &lt;&lt; endl;</text:span></text:p>
      <text:p text:style-name="P19"><text:s text:c="16"/>baseAttk=baseAttk+12;</text:p>
      <text:p text:style-name="P19"><text:s text:c="16"/>baseHP=baseHP+10;</text:p>
      <text:p text:style-name="P19"><text:s text:c="11"/>}</text:p>
      <text:p text:style-name="P25"><text:span text:style-name="T1"><text:s text:c="10"/></text:span><text:span text:style-name="T2">else</text:span><text:span text:style-name="T1"> </text:span><text:span text:style-name="T2">if</text:span><text:span text:style-name="T1"> (basGold &lt; 500 ){</text:span></text:p>
      <text:p text:style-name="P25"><text:span text:style-name="T1"><text:s text:c="16"/>cout &lt;&lt; </text:span><text:span text:style-name="T3">"Sorry! You don't have enough money!"</text:span><text:span text:style-name="T1"> &lt;&lt; endl;</text:span></text:p>
      <text:p text:style-name="P19"><text:s text:c="12"/>}</text:p>
      <text:p text:style-name="P25"><text:span text:style-name="T1"><text:s text:c="10"/></text:span><text:span text:style-name="T2">break</text:span><text:span text:style-name="T1">;</text:span></text:p>
      <text:p text:style-name="P19"><text:s text:c="8"/>}</text:p>
      <text:p text:style-name="P19"><text:s text:c="4"/>}</text:p>
      <text:p text:style-name="P19"><text:s text:c="12"/>retMenu();</text:p>
      <text:p text:style-name="P19"><text:s text:c="12"/>choice5=retAns();</text:p>
      <text:p text:style-name="P19"><text:s text:c="8"/>}</text:p>
      <text:p text:style-name="P25"><text:span text:style-name="T1"><text:s text:c="8"/></text:span><text:span text:style-name="T2">break</text:span><text:span text:style-name="T1">;</text:span></text:p>
      <text:p text:style-name="P19"><text:s text:c="8"/></text:p>
      <text:p text:style-name="P25"><text:span text:style-name="T1"><text:s text:c="8"/></text:span><text:span text:style-name="T4">//Scores</text:span></text:p>
      <text:p text:style-name="P25"><text:span text:style-name="T1"><text:s text:c="8"/></text:span><text:span text:style-name="T2">case</text:span><text:span text:style-name="T1"> </text:span><text:span text:style-name="T3">'4'</text:span><text:span text:style-name="T1">:{</text:span></text:p>
      <text:p text:style-name="P25"><text:span text:style-name="T1"><text:s text:c="12"/>cout &lt;&lt; </text:span><text:span text:style-name="T3">"Score:"</text:span><text:span text:style-name="T1"> &lt;&lt; endl;</text:span></text:p>
      <text:p text:style-name="P19"><text:s text:c="12"/>score=basGold*basGold+exp;</text:p>
      <text:p text:style-name="P19"><text:s text:c="12"/>calcScor(score,name);</text:p>
      <text:p text:style-name="P19"><text:s text:c="12"/>retMenu();</text:p>
      <text:p text:style-name="P19"><text:s text:c="12"/>choice5=retAns();</text:p>
      <text:p text:style-name="P25"><text:span text:style-name="T1"><text:s text:c="12"/></text:span><text:span text:style-name="T2">break</text:span><text:span text:style-name="T1">;</text:span></text:p>
      <text:p text:style-name="P19"><text:s text:c="8"/>}</text:p>
      <text:p text:style-name="P19"><text:s text:c="8"/></text:p>
      <text:p text:style-name="P25"><text:span text:style-name="T1"><text:s text:c="8"/></text:span><text:span text:style-name="T2">default</text:span><text:span text:style-name="T1">:{</text:span></text:p>
      <text:p text:style-name="P25"><text:span text:style-name="T1"><text:s text:c="12"/>choice5=</text:span><text:span text:style-name="T3">'N'</text:span><text:span text:style-name="T1">;</text:span></text:p>
      <text:p text:style-name="P19"><text:s text:c="8"/>}</text:p>
      <text:p text:style-name="P19"><text:s text:c="8"/></text:p>
      <text:p text:style-name="P19"><text:s text:c="4"/>}</text:p>
      <text:p text:style-name="P19"><text:s text:c="8"/></text:p>
      <text:p text:style-name="P25"><text:span text:style-name="T1"><text:s text:c="5"/>}</text:span><text:span text:style-name="T2">while</text:span><text:span text:style-name="T1">(choice5==</text:span><text:span text:style-name="T3">'Y'</text:span><text:span text:style-name="T1">||choice5==</text:span><text:span text:style-name="T3">'y'</text:span><text:span text:style-name="T1">);</text:span></text:p>
      <text:p text:style-name="P25"><text:span text:style-name="T1"><text:s text:c="4"/></text:span><text:span text:style-name="T4">//Exit stage right</text:span></text:p>
      <text:p text:style-name="P25"><text:span text:style-name="T1"><text:s text:c="4"/></text:span><text:span text:style-name="T2">return</text:span><text:span text:style-name="T1"> 0;</text:span></text:p>
      <text:p text:style-name="P19"><text:s text:c="8"/></text:p>
      <text:p text:style-name="P19">}</text:p>
      <text:p text:style-name="P19"/>
      <text:p text:style-name="P26">//Display HP for both</text:p>
      <text:p text:style-name="P25"><text:span text:style-name="T2">void</text:span><text:span text:style-name="T1"> display(</text:span><text:span text:style-name="T2">int</text:span><text:span text:style-name="T1"> baseHP, </text:span><text:span text:style-name="T2">int</text:span><text:span text:style-name="T1"> mobHP){</text:span></text:p>
      <text:p text:style-name="P25"><text:span text:style-name="T1"><text:s text:c="4"/>cout &lt;&lt; </text:span><text:span text:style-name="T3">"HP: "</text:span><text:span text:style-name="T1"> &lt;&lt; baseHP &lt;&lt; endl;</text:span></text:p>
      <text:p text:style-name="P25"><text:span text:style-name="T1"><text:s text:c="4"/>cout &lt;&lt; </text:span><text:span text:style-name="T3">"MonsterHP: "</text:span><text:span text:style-name="T1"> &lt;&lt; mobHP &lt;&lt; endl;</text:span></text:p>
      <text:p text:style-name="P19">}</text:p>
      <text:p text:style-name="P19"/>
      <text:p text:style-name="P26">//If Player dies</text:p>
      <text:p text:style-name="P25"><text:span text:style-name="T2">int</text:span><text:span text:style-name="T1"> death(</text:span><text:span text:style-name="T2">int</text:span><text:span text:style-name="T1"> mobHP, </text:span><text:span text:style-name="T2">int</text:span><text:span text:style-name="T1"> baseHP){</text:span></text:p>
      <text:p text:style-name="P25"><text:span text:style-name="T1"><text:s text:c="4"/></text:span><text:span text:style-name="T2">if</text:span><text:span text:style-name="T1">(mobHP &gt; 0 &amp;&amp; baseHP &lt; 1){</text:span></text:p>
      <text:p text:style-name="P25"><text:span text:style-name="T1"><text:s text:c="8"/>cout &lt;&lt; </text:span><text:span text:style-name="T3">"You are now dead "</text:span><text:span text:style-name="T1"> &lt;&lt; endl;</text:span></text:p>
      <text:p text:style-name="P25"><text:span text:style-name="T1"><text:s text:c="8"/>cout &lt;&lt; </text:span><text:span text:style-name="T3">"Game over!"</text:span><text:span text:style-name="T1"> &lt;&lt; endl;</text:span></text:p>
      <text:p text:style-name="P19"><text:s text:c="4"/>}</text:p>
      <text:p text:style-name="P25"><text:soft-page-break/><text:span text:style-name="T1"><text:s text:c="4"/></text:span><text:span text:style-name="T2">return</text:span><text:span text:style-name="T1"> 0;</text:span></text:p>
      <text:p text:style-name="P19">}</text:p>
      <text:p text:style-name="P19"/>
      <text:p text:style-name="P26">//If Monster dies</text:p>
      <text:p text:style-name="P25"><text:span text:style-name="T2">int</text:span><text:span text:style-name="T1"> mobChk(</text:span><text:span text:style-name="T2">int</text:span><text:span text:style-name="T1"> mobHP,</text:span><text:span text:style-name="T2">int</text:span><text:span text:style-name="T1"> baseHP){</text:span></text:p>
      <text:p text:style-name="P25"><text:span text:style-name="T1"><text:s text:c="4"/></text:span><text:span text:style-name="T2">if</text:span><text:span text:style-name="T1">(mobHP &lt;= 0 <text:s/>&amp;&amp; baseHP &gt; 0){</text:span></text:p>
      <text:p text:style-name="P25"><text:span text:style-name="T1"><text:s text:c="8"/>cout &lt;&lt; </text:span><text:span text:style-name="T3">"You have slayed the monster!"</text:span><text:span text:style-name="T1"> &lt;&lt; endl;</text:span></text:p>
      <text:p text:style-name="P19"><text:s text:c="4"/>}</text:p>
      <text:p text:style-name="P19">}</text:p>
      <text:p text:style-name="P19"/>
      <text:p text:style-name="P26">//If player levels up from experience gained</text:p>
      <text:p text:style-name="P26">//Code referenced but expanded on</text:p>
      <text:p text:style-name="P25"><text:span text:style-name="T2">int</text:span><text:span text:style-name="T1"> levUP(</text:span><text:span text:style-name="T2">int</text:span><text:span text:style-name="T1"> exp, </text:span><text:span text:style-name="T2">int</text:span><text:span text:style-name="T1"> level){</text:span></text:p>
      <text:p text:style-name="P25"><text:span text:style-name="T1"><text:s text:c="3"/></text:span><text:span text:style-name="T2">static</text:span><text:span text:style-name="T1"> </text:span><text:span text:style-name="T2">const</text:span><text:span text:style-name="T1"> </text:span><text:span text:style-name="T2">int</text:span><text:span text:style-name="T1"> expMet[] = {</text:span></text:p>
      <text:p text:style-name="P19"><text:s text:c="8"/>0,15,40,60,100,200,300,400</text:p>
      <text:p text:style-name="P19"><text:s text:c="4"/>};</text:p>
      <text:p text:style-name="P25"><text:span text:style-name="T1"><text:s text:c="3"/></text:span><text:span text:style-name="T2">while</text:span><text:span text:style-name="T1">(exp &gt;=expMet[level])</text:span></text:p>
      <text:p text:style-name="P19"><text:s text:c="7"/>level++;</text:p>
      <text:p text:style-name="P25"><text:span text:style-name="T1"><text:s text:c="3"/>cout &lt;&lt; </text:span><text:span text:style-name="T3">"You are level "</text:span><text:span text:style-name="T1"> &lt;&lt; level &lt;&lt; endl; <text:s text:c="2"/></text:span></text:p>
      <text:p text:style-name="P19">}</text:p>
      <text:p text:style-name="P19"/>
      <text:p text:style-name="P26">//Option to continue? or go to main menu</text:p>
      <text:p text:style-name="P25"><text:span text:style-name="T2">int</text:span><text:span text:style-name="T1"> cont(</text:span><text:span text:style-name="T2">int</text:span><text:span text:style-name="T1"> choice3, </text:span><text:span text:style-name="T2">int</text:span><text:span text:style-name="T1">&amp; baseHP, </text:span><text:span text:style-name="T2">int</text:span><text:span text:style-name="T1">&amp; maxHP){</text:span></text:p>
      <text:p text:style-name="P25"><text:span text:style-name="T1"><text:s text:c="4"/></text:span><text:span text:style-name="T2">if</text:span><text:span text:style-name="T1">(baseHP&lt;50){</text:span></text:p>
      <text:p text:style-name="P19"><text:s text:c="8"/>baseHP=baseHP+30;</text:p>
      <text:p text:style-name="P19"><text:s text:c="4"/>}</text:p>
      <text:p text:style-name="P25"><text:span text:style-name="T1"><text:s text:c="4"/>cout &lt;&lt; </text:span><text:span text:style-name="T3">"----------------------"</text:span><text:span text:style-name="T1"> &lt;&lt; endl;</text:span></text:p>
      <text:p text:style-name="P25"><text:span text:style-name="T1"><text:s text:c="4"/>cout &lt;&lt; </text:span><text:span text:style-name="T3">"Type 1 to continue"</text:span><text:span text:style-name="T1"> &lt;&lt; endl;</text:span></text:p>
      <text:p text:style-name="P25"><text:span text:style-name="T1"><text:s text:c="4"/>cout &lt;&lt; </text:span><text:span text:style-name="T3">"(1)Continue "</text:span><text:span text:style-name="T1"> &lt;&lt; endl;</text:span></text:p>
      <text:p text:style-name="P19"><text:s text:c="4"/>cin &gt;&gt; choice3;</text:p>
      <text:p text:style-name="P19"><text:s text:c="4"/></text:p>
      <text:p text:style-name="P19"/>
      <text:p text:style-name="P19"><text:s text:c="4"/></text:p>
      <text:p text:style-name="P19">}</text:p>
      <text:p text:style-name="P26">//Return to the Menu</text:p>
      <text:p text:style-name="P25"><text:span text:style-name="T2">void</text:span><text:span text:style-name="T1"> retMenu(){</text:span></text:p>
      <text:p text:style-name="P25"><text:span text:style-name="T1"><text:s text:c="4"/>cout &lt;&lt; </text:span><text:span text:style-name="T3">"Would you like to return to the menu?"</text:span><text:span text:style-name="T1"> &lt;&lt; endl;</text:span></text:p>
      <text:p text:style-name="P25"><text:span text:style-name="T1"><text:s text:c="4"/>cout &lt;&lt; </text:span><text:span text:style-name="T3">"Y for Yes. Anything else to quit."</text:span><text:span text:style-name="T1"> &lt;&lt; endl;</text:span></text:p>
      <text:p text:style-name="P19"/>
      <text:p text:style-name="P19">}</text:p>
      <text:p text:style-name="P26">//Answer for return to the menu</text:p>
      <text:p text:style-name="P25"><text:span text:style-name="T2">char</text:span><text:span text:style-name="T1"> retAns(){</text:span></text:p>
      <text:p text:style-name="P25"><text:span text:style-name="T1"><text:s text:c="4"/></text:span><text:span text:style-name="T2">char</text:span><text:span text:style-name="T1"> choice5;</text:span></text:p>
      <text:p text:style-name="P19"><text:s text:c="4"/>cin &gt;&gt; choice5;</text:p>
      <text:p text:style-name="P25"><text:span text:style-name="T1"><text:s text:c="4"/></text:span><text:span text:style-name="T2">return</text:span><text:span text:style-name="T1"> choice5;</text:span></text:p>
      <text:p text:style-name="P19">}</text:p>
      <text:p text:style-name="P26">//Main Menu Display </text:p>
      <text:p text:style-name="P25"><text:span text:style-name="T2">void</text:span><text:span text:style-name="T1"> mainMenu(</text:span><text:span text:style-name="T2">int</text:span><text:span text:style-name="T1"> baseHP, </text:span><text:span text:style-name="T2">int</text:span><text:span text:style-name="T1"> baseAttk, </text:span><text:span text:style-name="T2">int</text:span><text:span text:style-name="T1"> level, </text:span><text:span text:style-name="T2">int</text:span><text:span text:style-name="T1"> basGold, </text:span><text:span text:style-name="T2">int</text:span><text:span text:style-name="T1"> exp ){</text:span></text:p>
      <text:p text:style-name="P25"><text:span text:style-name="T1"><text:s text:c="4"/>cout &lt;&lt; </text:span><text:span text:style-name="T3">"What would you like to do?\n"</text:span><text:span text:style-name="T1">;</text:span></text:p>
      <text:p text:style-name="P25"><text:span text:style-name="T1"><text:s text:c="4"/>cout &lt;&lt; </text:span><text:span text:style-name="T3">"(1)Travel <text:s/>(2)Battle"</text:span><text:span text:style-name="T1"> &lt;&lt; endl;</text:span></text:p>
      <text:p text:style-name="P25"><text:span text:style-name="T1"><text:s text:c="4"/>cout &lt;&lt; </text:span><text:span text:style-name="T3">"(3)Shop <text:s text:c="3"/>(4)Save and View Scores"</text:span><text:span text:style-name="T1"> &lt;&lt; endl;</text:span></text:p>
      <text:p text:style-name="P25"><text:span text:style-name="T1"><text:s text:c="4"/>cout &lt;&lt; </text:span><text:span text:style-name="T3">"(5)Exit Game"</text:span><text:span text:style-name="T1"> &lt;&lt; endl;</text:span></text:p>
      <text:p text:style-name="P25"><text:span text:style-name="T1"><text:s text:c="4"/>cout &lt;&lt; </text:span><text:span text:style-name="T3">"Stats: \n"</text:span><text:span text:style-name="T1">;</text:span></text:p>
      <text:p text:style-name="P25"><text:span text:style-name="T1"><text:s text:c="4"/>cout &lt;&lt; <text:s/></text:span><text:span text:style-name="T3">"HP: "</text:span><text:span text:style-name="T1"> &lt;&lt; baseHP &lt;&lt; </text:span><text:span text:style-name="T3">"\n"</text:span><text:span text:style-name="T1"> <text:s/></text:span><text:span text:style-name="T4">//HP display</text:span></text:p>
      <text:p text:style-name="P25"><text:span text:style-name="T1"><text:s text:c="9"/>&lt;&lt; </text:span><text:span text:style-name="T3">"Attack: "</text:span><text:span text:style-name="T1"> &lt;&lt; baseAttk &lt;&lt; </text:span><text:span text:style-name="T3">"\n"</text:span><text:span text:style-name="T1"> </text:span><text:span text:style-name="T4">// Attack display</text:span></text:p>
      <text:p text:style-name="P25"><text:span text:style-name="T1"><text:s text:c="9"/>&lt;&lt; </text:span><text:span text:style-name="T3">"Gold: "</text:span><text:span text:style-name="T1">&lt;&lt; basGold &lt;&lt; </text:span><text:span text:style-name="T3">"\n"</text:span></text:p>
      <text:p text:style-name="P25"><text:span text:style-name="T1"><text:s text:c="9"/>&lt;&lt; </text:span><text:span text:style-name="T3">"Experience: "</text:span><text:span text:style-name="T1"> &lt;&lt; exp &lt;&lt; endl; </text:span><text:span text:style-name="T4">//Experience Display</text:span></text:p>
      <text:p text:style-name="P25"><text:span text:style-name="T1"><text:s text:c="4"/>cout &lt;&lt; </text:span><text:span text:style-name="T3">"Enter a number and press return/enter"</text:span><text:span text:style-name="T1"> &lt;&lt; endl;</text:span></text:p>
      <text:p text:style-name="P19">}</text:p>
      <text:p text:style-name="P26">//Answer for Main Menu</text:p>
      <text:p text:style-name="P25"><text:soft-page-break/><text:span text:style-name="T2">char</text:span><text:span text:style-name="T1"> menuAns(){</text:span></text:p>
      <text:p text:style-name="P25"><text:span text:style-name="T1"><text:s text:c="4"/></text:span><text:span text:style-name="T2">char</text:span><text:span text:style-name="T1"> choice2;</text:span></text:p>
      <text:p text:style-name="P19"><text:s text:c="4"/>cin &gt;&gt; choice2;</text:p>
      <text:p text:style-name="P25"><text:span text:style-name="T1"><text:s text:c="4"/></text:span><text:span text:style-name="T2">return</text:span><text:span text:style-name="T1"> choice2;</text:span></text:p>
      <text:p text:style-name="P19">}</text:p>
      <text:p text:style-name="P19"/>
      <text:p text:style-name="P26">//Calculate scores for file reading and writing</text:p>
      <text:p text:style-name="P25"><text:span text:style-name="T2">int</text:span><text:span text:style-name="T1"> calcScor(</text:span><text:span text:style-name="T2">int</text:span><text:span text:style-name="T1">&amp; finScor,string&amp; finName){</text:span></text:p>
      <text:p text:style-name="P25"><text:span text:style-name="T1"><text:s text:c="4"/>cout &lt;&lt; finName &lt;&lt; </text:span><text:span text:style-name="T3">" "</text:span><text:span text:style-name="T1"> &lt;&lt; <text:s/>finScor &lt;&lt; endl;</text:span></text:p>
      <text:p text:style-name="P19"><text:s text:c="4"/></text:p>
      <text:p text:style-name="P25"><text:span text:style-name="T1"><text:s text:c="4"/></text:span><text:span text:style-name="T4">//Writing to file</text:span></text:p>
      <text:p text:style-name="P19"><text:s text:c="4"/>ofstream inFile;</text:p>
      <text:p text:style-name="P25"><text:span text:style-name="T1"><text:s text:c="4"/>inFile.open (</text:span><text:span text:style-name="T3">"PersScore.txt"</text:span><text:span text:style-name="T1">);</text:span></text:p>
      <text:p text:style-name="P25"><text:span text:style-name="T1"><text:s text:c="4"/>inFile &lt;&lt; </text:span><text:span text:style-name="T3">"Score: "</text:span><text:span text:style-name="T1"> &lt;&lt; finName &lt;&lt; </text:span><text:span text:style-name="T3">" "</text:span><text:span text:style-name="T1"> &lt;&lt; finScor &lt;&lt; endl;</text:span></text:p>
      <text:p text:style-name="P19"><text:s text:c="4"/></text:p>
      <text:p text:style-name="P19"><text:s text:c="4"/>inFile.close();</text:p>
      <text:p text:style-name="P19"><text:s text:c="4"/></text:p>
      <text:p text:style-name="P19"><text:s text:c="4"/></text:p>
      <text:p text:style-name="P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5T17:17:57.93</meta:creation-date>
    <dc:date>2013-12-10T01:41:03.48</dc:date>
    <meta:editing-duration>PT9H46S</meta:editing-duration>
    <meta:editing-cycles>16</meta:editing-cycles>
    <meta:generator>OpenOffice/4.0.0$Win32 OpenOffice.org_project/400m3$Build-9702</meta:generator>
    <meta:document-statistic meta:table-count="1" meta:image-count="0" meta:object-count="0" meta:page-count="19" meta:paragraph-count="855" meta:word-count="3417" meta:character-count="25508"/>
  </office:meta>
</office:document-meta>
</file>